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37mm"/>
    </style:style>
    <style:style style:name="co6" style:family="table-column">
      <style:table-column-properties fo:break-before="auto" style:column-width="27.69mm"/>
    </style:style>
    <style:style style:name="co7" style:family="table-column">
      <style:table-column-properties fo:break-before="auto" style:column-width="33.99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42.49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29.56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8.72mm"/>
    </style:style>
    <style:style style:name="co15" style:family="table-column">
      <style:table-column-properties fo:break-before="auto" style:column-width="31.43mm"/>
    </style:style>
    <style:style style:name="co16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">
      <style:table-cell-properties fo:background-color="#33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3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16" style:family="table-cell" style:parent-style-name="Default">
      <style:text-properties fo:color="#800000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mm"/>
      <style:map style:condition="cell-content()&lt;[.U2]" style:apply-style-name="Sin_20_título3" style:base-cell-address="data.V2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2]" style:apply-style-name="Sin_20_título4" style:base-cell-address="data.W2"/>
    </style:style>
    <style:style style:name="ce2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3]" style:apply-style-name="Sin_20_título4" style:base-cell-address="data.W3"/>
    </style:style>
    <style:style style:name="ce2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4]" style:apply-style-name="Sin_20_título4" style:base-cell-address="data.W4"/>
    </style:style>
    <style:style style:name="ce2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5]" style:apply-style-name="Sin_20_título4" style:base-cell-address="data.W5"/>
    </style:style>
    <style:style style:name="ce2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6]" style:apply-style-name="Sin_20_título4" style:base-cell-address="data.W6"/>
    </style:style>
    <style:style style:name="ce2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7]" style:apply-style-name="Sin_20_título4" style:base-cell-address="data.W7"/>
    </style:style>
    <style:style style:name="ce2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8]" style:apply-style-name="Sin_20_título4" style:base-cell-address="data.W8"/>
    </style:style>
    <style:style style:name="ce2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9]" style:apply-style-name="Sin_20_título4" style:base-cell-address="data.W9"/>
    </style:style>
    <style:style style:name="ce2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0]" style:apply-style-name="Sin_20_título4" style:base-cell-address="data.W10"/>
    </style:style>
    <style:style style:name="ce3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1]" style:apply-style-name="Sin_20_título4" style:base-cell-address="data.W11"/>
    </style:style>
    <style:style style:name="ce3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2]" style:apply-style-name="Sin_20_título4" style:base-cell-address="data.W12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3]" style:apply-style-name="Sin_20_título4" style:base-cell-address="data.W13"/>
    </style:style>
    <style:style style:name="ce3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4]" style:apply-style-name="Sin_20_título4" style:base-cell-address="data.W14"/>
    </style:style>
    <style:style style:name="ce3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5]" style:apply-style-name="Sin_20_título4" style:base-cell-address="data.W15"/>
    </style:style>
    <style:style style:name="ce35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6]" style:apply-style-name="Sin_20_título4" style:base-cell-address="data.W16"/>
    </style:style>
    <style:style style:name="ce3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7]" style:apply-style-name="Sin_20_título4" style:base-cell-address="data.W17"/>
    </style:style>
    <style:style style:name="ce3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8]" style:apply-style-name="Sin_20_título4" style:base-cell-address="data.W18"/>
    </style:style>
    <style:style style:name="ce3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19]" style:apply-style-name="Sin_20_título4" style:base-cell-address="data.W19"/>
    </style:style>
    <style:style style:name="ce3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20]" style:apply-style-name="Sin_20_título4" style:base-cell-address="data.W20"/>
    </style:style>
    <style:style style:name="ce40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  <style:map style:condition="cell-content()&lt;[.V21]" style:apply-style-name="Sin_20_título4" style:base-cell-address="data.W21"/>
    </style:style>
    <style:style style:name="ce41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33ff99" style:text-align-source="fix" style:repeat-content="false"/>
      <style:paragraph-properties fo:text-align="center" fo:margin-left="0mm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6"/>
        <table:table-column table:style-name="co4" table:number-columns-repeated="2" table:default-cell-style-name="ce6"/>
        <table:table-column table:style-name="co4" table:default-cell-style-name="ce10"/>
        <table:table-column table:style-name="co4" table:default-cell-style-name="ce12"/>
        <table:table-column table:style-name="co7" table:visibility="collapse" table:default-cell-style-name="ce6"/>
        <table:table-column table:style-name="co8" table:default-cell-style-name="ce15"/>
        <table:table-column table:style-name="co8" table:default-cell-style-name="ce6"/>
        <table:table-column table:style-name="co9" table:default-cell-style-name="ce6"/>
        <table:table-column table:style-name="co10" table:default-cell-style-name="ce8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4" table:default-cell-style-name="ce19"/>
        <table:table-column table:style-name="co14" table:number-columns-repeated="2" table:default-cell-style-name="ce6"/>
        <table:table-column table:style-name="co15" table:default-cell-style-name="ce6"/>
        <table:table-column table:style-name="co7" table:default-cell-style-name="ce42"/>
        <table:table-column table:style-name="co7" table:visibility="collapse" table:default-cell-style-name="ce6"/>
        <table:table-column table:style-name="co11" table:default-cell-style-name="ce6"/>
        <table:table-column table:style-name="co16" table:default-cell-style-name="ce6"/>
        <table:table-column table:style-name="co4" table:number-columns-repeated="3" table:default-cell-style-name="ce6"/>
        <table:table-column table:style-name="co4" table:number-columns-repeated="994" table:default-cell-style-name="Default"/>
        <table:table-row table:style-name="ro1">
          <table:table-cell office:value-type="string" calcext:value-type="string">
            <text:p>QUINCENA</text:p>
          </table:table-cell>
          <table:table-cell table:style-name="ce4" office:value-type="string" calcext:value-type="string">
            <text:p>EXISTENCIA</text:p>
          </table:table-cell>
          <table:table-cell table:style-name="ce4" office:value-type="string" calcext:value-type="string">
            <text:p>ARMADOS</text:p>
          </table:table-cell>
          <table:table-cell table:style-name="ce4" office:value-type="string" calcext:value-type="string">
            <text:p>CLIENTES</text:p>
          </table:table-cell>
          <table:table-cell table:style-name="ce7" office:value-type="string" calcext:value-type="string">
            <text:p>comisionesFuturas</text:p>
          </table:table-cell>
          <table:table-cell table:style-name="ce4" office:value-type="string" calcext:value-type="string">
            <text:p>PROVEEDORs</text:p>
          </table:table-cell>
          <table:table-cell table:style-name="ce4" office:value-type="string" calcext:value-type="string">
            <text:p>CAJA</text:p>
          </table:table-cell>
          <table:table-cell table:style-name="ce4" office:value-type="string" calcext:value-type="string">
            <text:p>CAJAEST</text:p>
          </table:table-cell>
          <table:table-cell table:style-name="ce9" office:value-type="string" calcext:value-type="string">
            <text:p>PATRIMONIO</text:p>
          </table:table-cell>
          <table:table-cell table:style-name="ce11" office:value-type="string" calcext:value-type="string">
            <text:p>DELTA</text:p>
          </table:table-cell>
          <table:table-cell table:style-name="ce4" office:value-type="string" calcext:value-type="string">
            <text:p>costoMercaderias</text:p>
          </table:table-cell>
          <table:table-cell table:style-name="ce13" office:value-type="string" calcext:value-type="string">
            <text:p>D Caja</text:p>
          </table:table-cell>
          <table:table-cell table:style-name="ce4" office:value-type="string" calcext:value-type="string">
            <text:p>costoFijo</text:p>
          </table:table-cell>
          <table:table-cell table:style-name="ce4" office:value-type="string" calcext:value-type="string">
            <text:p>comisionesFacturadas</text:p>
          </table:table-cell>
          <table:table-cell table:style-name="ce7" office:value-type="string" calcext:value-type="string">
            <text:p>comisionGerencia</text:p>
          </table:table-cell>
          <table:table-cell table:style-name="ce4" office:value-type="string" calcext:value-type="string">
            <text:p>costoMovilidad</text:p>
          </table:table-cell>
          <table:table-cell table:style-name="ce4" office:value-type="string" calcext:value-type="string">
            <text:p>perdidas</text:p>
          </table:table-cell>
          <table:table-cell table:style-name="ce4" office:value-type="string" calcext:value-type="string">
            <text:p>insumos</text:p>
          </table:table-cell>
          <table:table-cell table:style-name="ce4" office:value-type="string" calcext:value-type="string">
            <text:p>subtotalCost</text:p>
          </table:table-cell>
          <table:table-cell table:style-name="ce18" office:value-type="string" calcext:value-type="string">
            <text:p>margen</text:p>
          </table:table-cell>
          <table:table-cell table:style-name="ce4" office:value-type="string" calcext:value-type="string">
            <text:p>factEquilibrio</text:p>
          </table:table-cell>
          <table:table-cell table:style-name="ce4" office:value-type="string" calcext:value-type="string">
            <text:p>FACTURACION</text:p>
          </table:table-cell>
          <table:table-cell table:style-name="ce4" office:value-type="string" calcext:value-type="string">
            <text:p>DEVOLUCIONES</text:p>
          </table:table-cell>
          <table:table-cell table:style-name="ce41" office:value-type="string" calcext:value-type="string">
            <text:p>GANANCIA</text:p>
          </table:table-cell>
          <table:table-cell table:style-name="ce4" office:value-type="string" calcext:value-type="string">
            <text:p>compraProveedor</text:p>
          </table:table-cell>
          <table:table-cell table:style-name="ce4" office:value-type="string" calcext:value-type="string">
            <text:p>pagoProveedor</text:p>
          </table:table-cell>
          <table:table-cell table:style-name="ce4" office:value-type="string" calcext:value-type="string">
            <text:p>COBRO</text:p>
          </table:table-cell>
          <table:table-cell table:style-name="ce4" office:value-type="string" calcext:value-type="string">
            <text:p>comisionesPagas</text:p>
          </table:table-cell>
          <table:table-cell table:style-name="ce4" office:value-type="string" calcext:value-type="string">
            <text:p>comisionPagaGerencia</text:p>
          </table:table-cell>
          <table:table-cell table:style-name="ce4" office:value-type="string" calcext:value-type="string">
            <text:p>comisionesPagasExtra</text:p>
          </table:table-cell>
          <table:table-cell table:style-name="ce1" table:number-columns-repeated="994"/>
        </table:table-row>
        <table:table-row table:style-name="ro1" table:visibility="collapse">
          <table:table-cell table:style-name="ce2" office:value-type="string" calcext:value-type="string">
            <text:p>2019-04-30</text:p>
          </table:table-cell>
          <table:table-cell table:style-name="ce5" office:value-type="float" office:value="764353" calcext:value-type="float">
            <text:p>764.353</text:p>
          </table:table-cell>
          <table:table-cell table:style-name="ce5" office:value-type="float" office:value="31883" calcext:value-type="float">
            <text:p>31.883</text:p>
          </table:table-cell>
          <table:table-cell table:style-name="ce5" office:value-type="float" office:value="392900" calcext:value-type="float">
            <text:p>392.900</text:p>
          </table:table-cell>
          <table:table-cell table:style-name="ce5" office:value-type="float" office:value="37659.1" calcext:value-type="float">
            <text:p>37.659</text:p>
          </table:table-cell>
          <table:table-cell table:style-name="ce5" office:value-type="float" office:value="601736" calcext:value-type="float">
            <text:p>601.736</text:p>
          </table:table-cell>
          <table:table-cell table:style-name="ce5" office:value-type="float" office:value="68" calcext:value-type="float">
            <text:p>68</text:p>
          </table:table-cell>
          <table:table-cell table:style-name="ce5"/>
          <table:table-cell table:formula="of:=[.B2]+[.C2]+[.D2]-[.E2]-[.F2]+[.G2]" office:value-type="float" office:value="549808.9" calcext:value-type="float">
            <text:p>549.809</text:p>
          </table:table-cell>
          <table:table-cell/>
          <table:table-cell table:style-name="ce5" office:value-type="float" office:value="319126" calcext:value-type="float">
            <text:p>319.126</text:p>
          </table:table-cell>
          <table:table-cell table:style-name="ce14"/>
          <table:table-cell table:style-name="ce5" office:value-type="float" office:value="25288" calcext:value-type="float">
            <text:p>25.288</text:p>
          </table:table-cell>
          <table:table-cell table:style-name="ce5" office:value-type="float" office:value="45744" calcext:value-type="float">
            <text:p>45.744</text:p>
          </table:table-cell>
          <table:table-cell table:style-name="ce5" office:value-type="float" office:value="17112.32" calcext:value-type="float">
            <text:p>17.112</text:p>
          </table:table-cell>
          <table:table-cell table:style-name="ce5" office:value-type="float" office:value="27000" calcext:value-type="float">
            <text:p>27.000</text:p>
          </table:table-cell>
          <table:table-cell table:style-name="ce5" office:value-type="float" office:value="8090" calcext:value-type="float">
            <text:p>8.09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M2:.R2])" office:value-type="float" office:value="123234.32" calcext:value-type="float">
            <text:p>123.234</text:p>
          </table:table-cell>
          <table:table-cell table:formula="of:=([.K2]+[.W2])/[.V2]" office:value-type="float" office:value="0.753807782930661" calcext:value-type="float">
            <office:annotation draw:style-name="gr1" draw:text-style-name="P2" svg:width="28.99mm" svg:height="53.36mm" svg:x="490.13mm" svg:y="0mm" draw:caption-point-x="-6.1mm" draw:caption-point-y="4.61mm">
              <dc:date>2020-04-07T00:00:00</dc:date>
              <text:p text:style-name="P1"><text:span text:style-name="T1">Las devoluciones </text:span><text:span text:style-name="T1">se consideran </text:span><text:span text:style-name="T1">como un costo. </text:span><text:span text:style-name="T1">De forma tal de </text:span><text:span text:style-name="T1">estimar el nivel </text:span><text:span text:style-name="T1">necesario de </text:span><text:span text:style-name="T1">facturacion que </text:span><text:span text:style-name="T1">pueda acaparar </text:span><text:span text:style-name="T1">dichas </text:span><text:span text:style-name="T1">devoluciones sin </text:span><text:span text:style-name="T1">generar perdidas</text:span></text:p>
              <text:p text:style-name="P1"><text:span text:style-name="T1"/></text:p>
            </office:annotation>
            <text:p>0,754</text:p>
          </table:table-cell>
          <table:table-cell table:style-name="ce20" table:formula="of:=[.S2]/(1-[.T2])" office:value-type="float" office:value="500561.396566372" calcext:value-type="float">
            <text:p>500.561</text:p>
          </table:table-cell>
          <table:table-cell table:style-name="ce21" office:value-type="float" office:value="427808" calcext:value-type="float">
            <text:p>427.808</text:p>
          </table:table-cell>
          <table:table-cell table:style-name="ce5" office:value-type="float" office:value="3359" calcext:value-type="float">
            <text:p>3.359</text:p>
          </table:table-cell>
          <table:table-cell table:style-name="ce10" table:formula="of:=-[.K2]-[.M2]-[.N2]-[.O2]-[.P2]-[.Q2]-[.R2]+[.V2]-[.W2]" office:value-type="float" office:value="-17911.32" calcext:value-type="float">
            <text:p>-17.9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0000" calcext:value-type="float">
            <text:p>150.000</text:p>
          </table:table-cell>
          <table:table-cell table:style-name="ce5" office:value-type="float" office:value="445230" calcext:value-type="float">
            <text:p>445.230</text:p>
          </table:table-cell>
          <table:table-cell table:style-name="ce5" office:value-type="float" office:value="36503" calcext:value-type="float">
            <text:p>36.50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collapse">
          <table:table-cell table:style-name="ce2" office:value-type="string" calcext:value-type="string">
            <text:p>2019-05-15</text:p>
          </table:table-cell>
          <table:table-cell table:style-name="ce5" office:value-type="float" office:value="1092921" calcext:value-type="float">
            <text:p>1.092.921</text:p>
          </table:table-cell>
          <table:table-cell table:style-name="ce5" office:value-type="float" office:value="40570" calcext:value-type="float">
            <text:p>40.570</text:p>
          </table:table-cell>
          <table:table-cell table:style-name="ce5" office:value-type="float" office:value="514870" calcext:value-type="float">
            <text:p>514.870</text:p>
          </table:table-cell>
          <table:table-cell table:style-name="ce5" office:value-type="float" office:value="49760.9" calcext:value-type="float">
            <text:p>49.761</text:p>
          </table:table-cell>
          <table:table-cell table:style-name="ce5" office:value-type="float" office:value="755931" calcext:value-type="float">
            <text:p>755.931</text:p>
          </table:table-cell>
          <table:table-cell table:style-name="ce5" office:value-type="float" office:value="75400" calcext:value-type="float">
            <text:p>75.400</text:p>
          </table:table-cell>
          <table:table-cell table:style-name="ce5"/>
          <table:table-cell table:formula="of:=[.B3]+[.C3]+[.D3]-[.E3]-[.F3]+[.G3]" office:value-type="float" office:value="918069.1" calcext:value-type="float">
            <text:p>918.069</text:p>
          </table:table-cell>
          <table:table-cell table:formula="of:=[.I3]-[.I2]" office:value-type="float" office:value="368260.2" calcext:value-type="float">
            <text:p>368.260</text:p>
          </table:table-cell>
          <table:table-cell table:style-name="ce5" office:value-type="float" office:value="381474" calcext:value-type="float">
            <text:p>381.474</text:p>
          </table:table-cell>
          <table:table-cell table:style-name="ce14"/>
          <table:table-cell table:style-name="ce5" office:value-type="float" office:value="25288" calcext:value-type="float">
            <text:p>25.288</text:p>
          </table:table-cell>
          <table:table-cell table:style-name="ce5" office:value-type="float" office:value="41685" calcext:value-type="float">
            <text:p>41.685</text:p>
          </table:table-cell>
          <table:table-cell table:style-name="ce5" office:value-type="float" office:value="19035.68" calcext:value-type="float">
            <text:p>19.036</text:p>
          </table:table-cell>
          <table:table-cell table:style-name="ce5" office:value-type="float" office:value="30639" calcext:value-type="float">
            <text:p>30.639</text:p>
          </table:table-cell>
          <table:table-cell table:style-name="ce5" office:value-type="float" office:value="1370" calcext:value-type="float">
            <text:p>1.370</text:p>
          </table:table-cell>
          <table:table-cell table:style-name="ce5" office:value-type="float" office:value="300" calcext:value-type="float">
            <text:p>300</text:p>
          </table:table-cell>
          <table:table-cell table:style-name="ce5" table:formula="of:=SUM([.M3:.R3])" office:value-type="float" office:value="118317.68" calcext:value-type="float">
            <text:p>118.318</text:p>
          </table:table-cell>
          <table:table-cell table:formula="of:=([.K3]+[.W3])/[.V3]" office:value-type="float" office:value="0.810601985324401" calcext:value-type="float">
            <text:p>0,811</text:p>
          </table:table-cell>
          <table:table-cell table:style-name="ce5" table:formula="of:=[.S3]/(1-[.T3])" office:value-type="float" office:value="624703.908341673" calcext:value-type="float">
            <text:p>624.704</text:p>
          </table:table-cell>
          <table:table-cell table:style-name="ce22" office:value-type="float" office:value="475892" calcext:value-type="float">
            <text:p>475.892</text:p>
          </table:table-cell>
          <table:table-cell table:style-name="ce5" office:value-type="float" office:value="4285" calcext:value-type="float">
            <text:p>4.285</text:p>
          </table:table-cell>
          <table:table-cell table:style-name="ce10" table:formula="of:=-[.K3]-[.M3]-[.N3]-[.O3]-[.P3]-[.Q3]-[.R3]+[.V3]-[.W3]" office:value-type="float" office:value="-28184.68" calcext:value-type="float">
            <text:p>-28.185</text:p>
          </table:table-cell>
          <table:table-cell table:style-name="ce5" office:value-type="float" office:value="584067" calcext:value-type="float">
            <text:p>584.067</text:p>
          </table:table-cell>
          <table:table-cell table:style-name="ce5" office:value-type="float" office:value="332314" calcext:value-type="float">
            <text:p>332.314</text:p>
          </table:table-cell>
          <table:table-cell table:style-name="ce5" office:value-type="float" office:value="358951" calcext:value-type="float">
            <text:p>358.951</text:p>
          </table:table-cell>
          <table:table-cell table:style-name="ce5" office:value-type="float" office:value="29382" calcext:value-type="float">
            <text:p>29.382</text:p>
          </table:table-cell>
          <table:table-cell table:style-name="ce5" office:value-type="float" office:value="19132" calcext:value-type="float">
            <text:p>19.13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visibility="collapse">
          <table:table-cell table:style-name="ce2" office:value-type="string" calcext:value-type="string">
            <text:p>2019-05-31</text:p>
          </table:table-cell>
          <table:table-cell table:style-name="ce5" office:value-type="float" office:value="1270144" calcext:value-type="float">
            <text:p>1.270.144</text:p>
          </table:table-cell>
          <table:table-cell table:style-name="ce5" office:value-type="float" office:value="51615" calcext:value-type="float">
            <text:p>51.615</text:p>
          </table:table-cell>
          <table:table-cell table:style-name="ce5" office:value-type="float" office:value="653517" calcext:value-type="float">
            <text:p>653.517</text:p>
          </table:table-cell>
          <table:table-cell table:style-name="ce5" office:value-type="float" office:value="63625.6" calcext:value-type="float">
            <text:p>63.626</text:p>
          </table:table-cell>
          <table:table-cell table:style-name="ce5" office:value-type="float" office:value="1285401" calcext:value-type="float">
            <text:p>1.285.401</text:p>
          </table:table-cell>
          <table:table-cell table:style-name="ce5" office:value-type="float" office:value="12980" calcext:value-type="float">
            <text:p>12.980</text:p>
          </table:table-cell>
          <table:table-cell table:style-name="ce5"/>
          <table:table-cell table:formula="of:=[.B4]+[.C4]+[.D4]-[.E4]-[.F4]+[.G4]" office:value-type="float" office:value="639229.4" calcext:value-type="float">
            <text:p>639.229</text:p>
          </table:table-cell>
          <table:table-cell table:formula="of:=[.I4]-[.I3]" office:value-type="float" office:value="-278839.7" calcext:value-type="float">
            <text:p>-278.840</text:p>
          </table:table-cell>
          <table:table-cell table:style-name="ce5" office:value-type="float" office:value="483998" calcext:value-type="float">
            <text:p>483.998</text:p>
          </table:table-cell>
          <table:table-cell table:style-name="ce14"/>
          <table:table-cell table:style-name="ce5" office:value-type="float" office:value="25288" calcext:value-type="float">
            <text:p>25.288</text:p>
          </table:table-cell>
          <table:table-cell table:style-name="ce5" office:value-type="float" office:value="40856" calcext:value-type="float">
            <text:p>40.856</text:p>
          </table:table-cell>
          <table:table-cell table:style-name="ce5" office:value-type="float" office:value="25514.88" calcext:value-type="float">
            <text:p>25.515</text:p>
          </table:table-cell>
          <table:table-cell table:style-name="ce5" office:value-type="float" office:value="31330" calcext:value-type="float">
            <text:p>31.330</text:p>
          </table:table-cell>
          <table:table-cell table:style-name="ce5" office:value-type="float" office:value="3667" calcext:value-type="float">
            <text:p>3.667</text:p>
          </table:table-cell>
          <table:table-cell table:style-name="ce5" office:value-type="float" office:value="1230" calcext:value-type="float">
            <text:p>1.230</text:p>
          </table:table-cell>
          <table:table-cell table:style-name="ce5" table:formula="of:=SUM([.M4:.R4])" office:value-type="float" office:value="127885.88" calcext:value-type="float">
            <text:p>127.886</text:p>
          </table:table-cell>
          <table:table-cell table:formula="of:=([.K4]+[.W4])/[.V4]" office:value-type="float" office:value="0.76679490556099" calcext:value-type="float">
            <text:p>0,767</text:p>
          </table:table-cell>
          <table:table-cell table:style-name="ce5" table:formula="of:=[.S4]/(1-[.T4])" office:value-type="float" office:value="548383.731957649" calcext:value-type="float">
            <text:p>548.384</text:p>
          </table:table-cell>
          <table:table-cell table:style-name="ce23" office:value-type="float" office:value="637872" calcext:value-type="float">
            <text:p>637.872</text:p>
          </table:table-cell>
          <table:table-cell table:style-name="ce5" office:value-type="float" office:value="5119" calcext:value-type="float">
            <text:p>5.119</text:p>
          </table:table-cell>
          <table:table-cell table:style-name="ce10" table:formula="of:=-[.K4]-[.M4]-[.N4]-[.O4]-[.P4]-[.Q4]-[.R4]+[.V4]-[.W4]" office:value-type="float" office:value="20869.12" calcext:value-type="float">
            <text:p>20.869</text:p>
          </table:table-cell>
          <table:table-cell table:style-name="ce5" office:value-type="float" office:value="681304" calcext:value-type="float">
            <text:p>681.304</text:p>
          </table:table-cell>
          <table:table-cell table:style-name="ce5" office:value-type="float" office:value="151834" calcext:value-type="float">
            <text:p>151.834</text:p>
          </table:table-cell>
          <table:table-cell table:style-name="ce5" office:value-type="float" office:value="490440" calcext:value-type="float">
            <text:p>490.440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float" office:value="25781" calcext:value-type="float">
            <text:p>25.781</text:p>
          </table:table-cell>
          <table:table-cell table:style-name="ce5" office:value-type="float" office:value="708" calcext:value-type="float">
            <text:p>708</text:p>
          </table:table-cell>
          <table:table-cell table:number-columns-repeated="994"/>
        </table:table-row>
        <table:table-row table:style-name="ro1" table:visibility="collapse">
          <table:table-cell table:style-name="ce2" office:value-type="string" calcext:value-type="string">
            <text:p>2019-06-15</text:p>
          </table:table-cell>
          <table:table-cell table:style-name="ce5" office:value-type="float" office:value="990962" calcext:value-type="float">
            <text:p>990.962</text:p>
          </table:table-cell>
          <table:table-cell table:style-name="ce5" office:value-type="float" office:value="35245" calcext:value-type="float">
            <text:p>35.245</text:p>
          </table:table-cell>
          <table:table-cell table:style-name="ce5" office:value-type="float" office:value="548752" calcext:value-type="float">
            <text:p>548.752</text:p>
          </table:table-cell>
          <table:table-cell table:style-name="ce5" office:value-type="float" office:value="53149.1" calcext:value-type="float">
            <text:p>53.149</text:p>
          </table:table-cell>
          <table:table-cell table:style-name="ce5" office:value-type="float" office:value="629470" calcext:value-type="float">
            <text:p>629.470</text:p>
          </table:table-cell>
          <table:table-cell table:style-name="ce5" office:value-type="float" office:value="2410" calcext:value-type="float">
            <text:p>2.410</text:p>
          </table:table-cell>
          <table:table-cell table:style-name="ce5"/>
          <table:table-cell table:formula="of:=[.B5]+[.C5]+[.D5]-[.E5]-[.F5]+[.G5]" office:value-type="float" office:value="894749.9" calcext:value-type="float">
            <text:p>894.750</text:p>
          </table:table-cell>
          <table:table-cell table:formula="of:=[.I5]-[.I4]" office:value-type="float" office:value="255520.5" calcext:value-type="float">
            <text:p>255.521</text:p>
          </table:table-cell>
          <table:table-cell table:style-name="ce5" office:value-type="float" office:value="341842" calcext:value-type="float">
            <text:p>341.842</text:p>
          </table:table-cell>
          <table:table-cell table:style-name="ce14"/>
          <table:table-cell table:style-name="ce5" office:value-type="float" office:value="25242" calcext:value-type="float">
            <text:p>25.242</text:p>
          </table:table-cell>
          <table:table-cell table:style-name="ce5" office:value-type="float" office:value="27929" calcext:value-type="float">
            <text:p>27.929</text:p>
          </table:table-cell>
          <table:table-cell table:style-name="ce5" office:value-type="float" office:value="18099.2" calcext:value-type="float">
            <text:p>18.099</text:p>
          </table:table-cell>
          <table:table-cell table:style-name="ce5" office:value-type="float" office:value="18213" calcext:value-type="float">
            <text:p>18.213</text:p>
          </table:table-cell>
          <table:table-cell table:style-name="ce5" office:value-type="float" office:value="1996" calcext:value-type="float">
            <text:p>1.99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M5:.R5])" office:value-type="float" office:value="91479.2" calcext:value-type="float">
            <text:p>91.479</text:p>
          </table:table-cell>
          <table:table-cell table:formula="of:=([.K5]+[.W5])/[.V5]" office:value-type="float" office:value="0.767815152050919" calcext:value-type="float">
            <text:p>0,768</text:p>
          </table:table-cell>
          <table:table-cell table:style-name="ce5" table:formula="of:=[.S5]/(1-[.T5])" office:value-type="float" office:value="393992.979335421" calcext:value-type="float">
            <text:p>393.993</text:p>
          </table:table-cell>
          <table:table-cell table:style-name="ce24" office:value-type="float" office:value="452480" calcext:value-type="float">
            <text:p>452.480</text:p>
          </table:table-cell>
          <table:table-cell table:style-name="ce5" office:value-type="float" office:value="5579" calcext:value-type="float">
            <text:p>5.579</text:p>
          </table:table-cell>
          <table:table-cell table:style-name="ce10" table:formula="of:=-[.K5]-[.M5]-[.N5]-[.O5]-[.P5]-[.Q5]-[.R5]+[.V5]-[.W5]" office:value-type="float" office:value="13579.8" calcext:value-type="float">
            <text:p>13.580</text:p>
          </table:table-cell>
          <table:table-cell table:style-name="ce5" office:value-type="float" office:value="46372" calcext:value-type="float">
            <text:p>46.372</text:p>
          </table:table-cell>
          <table:table-cell table:style-name="ce5" office:value-type="float" office:value="702303" calcext:value-type="float">
            <text:p>702.303</text:p>
          </table:table-cell>
          <table:table-cell table:style-name="ce5" office:value-type="float" office:value="549670" calcext:value-type="float">
            <text:p>549.670</text:p>
          </table:table-cell>
          <table:table-cell table:style-name="ce5" office:value-type="float" office:value="42240" calcext:value-type="float">
            <text:p>42.240</text:p>
          </table:table-cell>
          <table:table-cell table:style-name="ce5" office:value-type="float" office:value="18217" calcext:value-type="float">
            <text:p>18.217</text:p>
          </table:table-cell>
          <table:table-cell table:style-name="ce5" office:value-type="float" office:value="3763" calcext:value-type="float">
            <text:p>3.76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06-30</text:p>
          </table:table-cell>
          <table:table-cell table:style-name="ce5" office:value-type="float" office:value="1020553" calcext:value-type="float">
            <text:p>1.020.553</text:p>
          </table:table-cell>
          <table:table-cell table:style-name="ce5" office:value-type="float" office:value="67143" calcext:value-type="float">
            <text:p>67.143</text:p>
          </table:table-cell>
          <table:table-cell table:style-name="ce5" office:value-type="float" office:value="427105" calcext:value-type="float">
            <text:p>427.105</text:p>
          </table:table-cell>
          <table:table-cell table:style-name="ce5" office:value-type="float" office:value="40984.4" calcext:value-type="float">
            <text:p>40.984</text:p>
          </table:table-cell>
          <table:table-cell table:style-name="ce5" office:value-type="float" office:value="722785" calcext:value-type="float">
            <text:p>722.785</text:p>
          </table:table-cell>
          <table:table-cell table:style-name="ce5" office:value-type="float" office:value="101005" calcext:value-type="float">
            <text:p>101.005</text:p>
          </table:table-cell>
          <table:table-cell table:style-name="ce5"/>
          <table:table-cell table:formula="of:=[.B6]+[.C6]+[.D6]-[.E6]-[.F6]+[.G6]" office:value-type="float" office:value="852036.6" calcext:value-type="float">
            <text:p>852.037</text:p>
          </table:table-cell>
          <table:table-cell table:formula="of:=[.I6]-[.I5]" office:value-type="float" office:value="-42713.2999999998" calcext:value-type="float">
            <text:p>-42.713</text:p>
          </table:table-cell>
          <table:table-cell table:style-name="ce5" office:value-type="float" office:value="268335" calcext:value-type="float">
            <text:p>268.335</text:p>
          </table:table-cell>
          <table:table-cell table:style-name="ce14"/>
          <table:table-cell table:style-name="ce5" office:value-type="float" office:value="25242" calcext:value-type="float">
            <text:p>25.242</text:p>
          </table:table-cell>
          <table:table-cell table:style-name="ce5" office:value-type="float" office:value="22118" calcext:value-type="float">
            <text:p>22.118</text:p>
          </table:table-cell>
          <table:table-cell table:style-name="ce5" office:value-type="float" office:value="14249.08" calcext:value-type="float">
            <text:p>14.249</text:p>
          </table:table-cell>
          <table:table-cell table:style-name="ce5" office:value-type="float" office:value="25387" calcext:value-type="float">
            <text:p>25.387</text:p>
          </table:table-cell>
          <table:table-cell table:style-name="ce5" office:value-type="float" office:value="1800" calcext:value-type="float">
            <text:p>1.800</text:p>
          </table:table-cell>
          <table:table-cell table:style-name="ce5" office:value-type="float" office:value="855" calcext:value-type="float">
            <text:p>855</text:p>
          </table:table-cell>
          <table:table-cell table:style-name="ce5" table:formula="of:=SUM([.M6:.R6])" office:value-type="float" office:value="89651.08" calcext:value-type="float">
            <text:p>89.651</text:p>
          </table:table-cell>
          <table:table-cell table:formula="of:=([.K6]+[.W6])/[.V6]" office:value-type="float" office:value="0.799251600805105" calcext:value-type="float">
            <text:p>0,799</text:p>
          </table:table-cell>
          <table:table-cell table:style-name="ce5" table:formula="of:=[.S6]/(1-[.T6])" office:value-type="float" office:value="446584.283409218" calcext:value-type="float">
            <text:p>446.584</text:p>
          </table:table-cell>
          <table:table-cell table:style-name="ce25" office:value-type="float" office:value="356227" calcext:value-type="float">
            <text:p>356.227</text:p>
          </table:table-cell>
          <table:table-cell table:style-name="ce5" office:value-type="float" office:value="16380" calcext:value-type="float">
            <text:p>16.380</text:p>
          </table:table-cell>
          <table:table-cell table:style-name="ce10" table:formula="of:=-[.K6]-[.M6]-[.N6]-[.O6]-[.P6]-[.Q6]-[.R6]+[.V6]-[.W6]" office:value-type="float" office:value="-18139.08" calcext:value-type="float">
            <text:p>-18.139</text:p>
          </table:table-cell>
          <table:table-cell table:style-name="ce5" office:value-type="float" office:value="306060" calcext:value-type="float">
            <text:p>306.060</text:p>
          </table:table-cell>
          <table:table-cell table:style-name="ce5" office:value-type="float" office:value="212746" calcext:value-type="float">
            <text:p>212.746</text:p>
          </table:table-cell>
          <table:table-cell table:style-name="ce5" office:value-type="float" office:value="459694" calcext:value-type="float">
            <text:p>459.694</text:p>
          </table:table-cell>
          <table:table-cell table:style-name="ce5" office:value-type="float" office:value="30175" calcext:value-type="float">
            <text:p>30.175</text:p>
          </table:table-cell>
          <table:table-cell table:style-name="ce5" office:value-type="float" office:value="18753" calcext:value-type="float">
            <text:p>18.753</text:p>
          </table:table-cell>
          <table:table-cell table:style-name="ce5" office:value-type="float" office:value="2247" calcext:value-type="float">
            <text:p>2.24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07-15</text:p>
          </table:table-cell>
          <table:table-cell table:style-name="ce5" office:value-type="float" office:value="606115" calcext:value-type="float">
            <text:p>606.115</text:p>
          </table:table-cell>
          <table:table-cell table:style-name="ce5" office:value-type="float" office:value="7565" calcext:value-type="float">
            <text:p>7.565</text:p>
          </table:table-cell>
          <table:table-cell table:style-name="ce5" office:value-type="float" office:value="500320" calcext:value-type="float">
            <text:p>500.320</text:p>
          </table:table-cell>
          <table:table-cell table:style-name="ce5" office:value-type="float" office:value="48305.8" calcext:value-type="float">
            <text:p>48.306</text:p>
          </table:table-cell>
          <table:table-cell table:style-name="ce5" office:value-type="float" office:value="357344" calcext:value-type="float">
            <text:p>357.344</text:p>
          </table:table-cell>
          <table:table-cell table:style-name="ce5" office:value-type="float" office:value="106020" calcext:value-type="float">
            <text:p>106.020</text:p>
          </table:table-cell>
          <table:table-cell table:style-name="ce5" table:formula="of:=[.G6]-[.M7]-[.P7]-[.Q7]-[.R7]-[.Z7]-[.AB7]-[.AC7]-[.AD7]+[.AA7]-30000" office:value-type="float" office:value="69171" calcext:value-type="float">
            <text:p>69.171</text:p>
          </table:table-cell>
          <table:table-cell table:formula="of:=[.B7]+[.C7]+[.D7]-[.E7]-[.F7]+[.G7]" office:value-type="float" office:value="814370.2" calcext:value-type="float">
            <text:p>814.370</text:p>
          </table:table-cell>
          <table:table-cell table:formula="of:=[.I7]-[.I6]" office:value-type="float" office:value="-37666.4000000001" calcext:value-type="float">
            <text:p>-37.666</text:p>
          </table:table-cell>
          <table:table-cell table:style-name="ce5" office:value-type="float" office:value="437298" calcext:value-type="float">
            <text:p>437.298</text:p>
          </table:table-cell>
          <table:table-cell table:style-name="ce14" table:formula="of:=[.G7]-[.H7]" office:value-type="float" office:value="36849" calcext:value-type="float">
            <text:p>36.849</text:p>
          </table:table-cell>
          <table:table-cell table:style-name="ce5" office:value-type="float" office:value="25282" calcext:value-type="float">
            <text:p>25.282</text:p>
          </table:table-cell>
          <table:table-cell table:style-name="ce5" office:value-type="float" office:value="33999" calcext:value-type="float">
            <text:p>33.999</text:p>
          </table:table-cell>
          <table:table-cell table:style-name="ce5" office:value-type="float" office:value="22764.68" calcext:value-type="float">
            <text:p>22.765</text:p>
          </table:table-cell>
          <table:table-cell table:style-name="ce5" office:value-type="float" office:value="27676" calcext:value-type="float">
            <text:p>27.676</text:p>
          </table:table-cell>
          <table:table-cell table:style-name="ce5" office:value-type="float" office:value="1413" calcext:value-type="float">
            <text:p>1.413</text:p>
          </table:table-cell>
          <table:table-cell table:style-name="ce5" office:value-type="float" office:value="355" calcext:value-type="float">
            <text:p>355</text:p>
          </table:table-cell>
          <table:table-cell table:style-name="ce5" table:formula="of:=SUM([.M7:.R7])" office:value-type="float" office:value="111489.68" calcext:value-type="float">
            <text:p>111.490</text:p>
          </table:table-cell>
          <table:table-cell table:formula="of:=([.K7]+[.W7])/[.V7]" office:value-type="float" office:value="0.786850507013496" calcext:value-type="float">
            <text:p>0,787</text:p>
          </table:table-cell>
          <table:table-cell table:style-name="ce5" table:formula="of:=[.S7]/(1-[.T7])" office:value-type="float" office:value="523058.621617549" calcext:value-type="float">
            <text:p>523.059</text:p>
          </table:table-cell>
          <table:table-cell table:style-name="ce26" office:value-type="float" office:value="569117" calcext:value-type="float">
            <text:p>569.117</text:p>
          </table:table-cell>
          <table:table-cell table:style-name="ce5" office:value-type="float" office:value="10512" calcext:value-type="float">
            <text:p>10.512</text:p>
          </table:table-cell>
          <table:table-cell table:style-name="ce10" table:formula="of:=-[.K7]-[.M7]-[.N7]-[.O7]-[.P7]-[.Q7]-[.R7]+[.V7]-[.W7]" office:value-type="float" office:value="9817.32000000006" calcext:value-type="float">
            <text:p>9.817</text:p>
          </table:table-cell>
          <table:table-cell table:style-name="ce5" office:value-type="float" office:value="13248" calcext:value-type="float">
            <text:p>13.248</text:p>
          </table:table-cell>
          <table:table-cell table:style-name="ce5" office:value-type="float" office:value="378689" calcext:value-type="float">
            <text:p>378.689</text:p>
          </table:table-cell>
          <table:table-cell table:style-name="ce5" office:value-type="float" office:value="483978" calcext:value-type="float">
            <text:p>483.978</text:p>
          </table:table-cell>
          <table:table-cell table:style-name="ce5" office:value-type="float" office:value="29622" calcext:value-type="float">
            <text:p>29.622</text:p>
          </table:table-cell>
          <table:table-cell table:style-name="ce5" office:value-type="float" office:value="19333" calcext:value-type="float">
            <text:p>19.333</text:p>
          </table:table-cell>
          <table:table-cell table:style-name="ce5" office:value-type="float" office:value="3442" calcext:value-type="float">
            <text:p>3.44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07-31</text:p>
          </table:table-cell>
          <table:table-cell table:style-name="ce5" office:value-type="float" office:value="752616" calcext:value-type="float">
            <text:p>752.616</text:p>
          </table:table-cell>
          <table:table-cell table:style-name="ce5" office:value-type="float" office:value="54881" calcext:value-type="float">
            <text:p>54.881</text:p>
          </table:table-cell>
          <table:table-cell table:style-name="ce5" office:value-type="float" office:value="669871" calcext:value-type="float">
            <text:p>669.871</text:p>
          </table:table-cell>
          <table:table-cell table:style-name="ce5" office:value-type="float" office:value="65260.9" calcext:value-type="float">
            <text:p>65.261</text:p>
          </table:table-cell>
          <table:table-cell table:style-name="ce5" office:value-type="float" office:value="650354" calcext:value-type="float">
            <text:p>650.354</text:p>
          </table:table-cell>
          <table:table-cell table:style-name="ce5" office:value-type="float" office:value="98205" calcext:value-type="float">
            <text:p>98.205</text:p>
          </table:table-cell>
          <table:table-cell table:style-name="ce5" table:formula="of:=[.G7]-[.M8]-[.P8]-[.Q8]-[.R8]-[.Z8]-[.AB8]-[.AC8]-[.AD8]+[.AA8]-30000" office:value-type="float" office:value="120475" calcext:value-type="float">
            <text:p>120.475</text:p>
          </table:table-cell>
          <table:table-cell table:formula="of:=[.B8]+[.C8]+[.D8]-[.E8]-[.F8]+[.G8]" office:value-type="float" office:value="859958.1" calcext:value-type="float">
            <text:p>859.958</text:p>
          </table:table-cell>
          <table:table-cell table:formula="of:=[.I8]-[.I7]" office:value-type="float" office:value="45587.9000000001" calcext:value-type="float">
            <text:p>45.588</text:p>
          </table:table-cell>
          <table:table-cell table:style-name="ce5" office:value-type="float" office:value="575571" calcext:value-type="float">
            <text:p>575.571</text:p>
          </table:table-cell>
          <table:table-cell table:style-name="ce14" table:formula="of:=[.G8]-[.H8]" office:value-type="float" office:value="-22270" calcext:value-type="float">
            <text:p>-22.270</text:p>
          </table:table-cell>
          <table:table-cell table:style-name="ce5" office:value-type="float" office:value="26322" calcext:value-type="float">
            <text:p>26.322</text:p>
          </table:table-cell>
          <table:table-cell table:style-name="ce5" office:value-type="float" office:value="45898" calcext:value-type="float">
            <text:p>45.898</text:p>
          </table:table-cell>
          <table:table-cell table:style-name="ce5" office:value-type="float" office:value="30756.4" calcext:value-type="float">
            <text:p>30.756</text:p>
          </table:table-cell>
          <table:table-cell table:style-name="ce5" office:value-type="float" office:value="36702" calcext:value-type="float">
            <text:p>36.702</text:p>
          </table:table-cell>
          <table:table-cell table:style-name="ce5" office:value-type="float" office:value="2705" calcext:value-type="float">
            <text:p>2.705</text:p>
          </table:table-cell>
          <table:table-cell table:style-name="ce5" office:value-type="float" office:value="95" calcext:value-type="float">
            <text:p>95</text:p>
          </table:table-cell>
          <table:table-cell table:style-name="ce5" table:formula="of:=SUM([.M8:.R8])" office:value-type="float" office:value="142478.4" calcext:value-type="float">
            <text:p>142.478</text:p>
          </table:table-cell>
          <table:table-cell table:formula="of:=([.K8]+[.W8])/[.V8]" office:value-type="float" office:value="0.772147585543171" calcext:value-type="float">
            <text:p>0,772</text:p>
          </table:table-cell>
          <table:table-cell table:style-name="ce5" table:formula="of:=[.S8]/(1-[.T8])" office:value-type="float" office:value="625310.029475222" calcext:value-type="float">
            <text:p>625.310</text:p>
          </table:table-cell>
          <table:table-cell table:style-name="ce27" office:value-type="float" office:value="768910" calcext:value-type="float">
            <text:p>768.910</text:p>
          </table:table-cell>
          <table:table-cell table:style-name="ce5" office:value-type="float" office:value="18141" calcext:value-type="float">
            <text:p>18.141</text:p>
          </table:table-cell>
          <table:table-cell table:style-name="ce10" table:formula="of:=-[.K8]-[.M8]-[.N8]-[.O8]-[.P8]-[.Q8]-[.R8]+[.V8]-[.W8]" office:value-type="float" office:value="32719.6" calcext:value-type="float">
            <text:p>32.720</text:p>
          </table:table-cell>
          <table:table-cell table:style-name="ce5" office:value-type="float" office:value="698159" calcext:value-type="float">
            <text:p>698.159</text:p>
          </table:table-cell>
          <table:table-cell table:style-name="ce5" office:value-type="float" office:value="405149" calcext:value-type="float">
            <text:p>405.149</text:p>
          </table:table-cell>
          <table:table-cell table:style-name="ce5" office:value-type="float" office:value="578513" calcext:value-type="float">
            <text:p>578.513</text:p>
          </table:table-cell>
          <table:table-cell table:style-name="ce5" office:value-type="float" office:value="35018" calcext:value-type="float">
            <text:p>35.018</text:p>
          </table:table-cell>
          <table:table-cell table:style-name="ce5" office:value-type="float" office:value="23141" calcext:value-type="float">
            <text:p>23.141</text:p>
          </table:table-cell>
          <table:table-cell table:style-name="ce5" office:value-type="float" office:value="4926" calcext:value-type="float">
            <text:p>4.926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08-15</text:p>
          </table:table-cell>
          <table:table-cell table:style-name="ce5" office:value-type="float" office:value="756462" calcext:value-type="float">
            <text:p>756.4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16756" calcext:value-type="float">
            <text:p>916.756</text:p>
          </table:table-cell>
          <table:table-cell table:style-name="ce5" office:value-type="float" office:value="89949.5" calcext:value-type="float">
            <text:p>89.950</text:p>
          </table:table-cell>
          <table:table-cell table:style-name="ce5" office:value-type="float" office:value="850471" calcext:value-type="float">
            <text:p>850.471</text:p>
          </table:table-cell>
          <table:table-cell table:style-name="ce5" office:value-type="float" office:value="278990" calcext:value-type="float">
            <text:p>278.990</text:p>
          </table:table-cell>
          <table:table-cell table:style-name="ce5" table:formula="of:=[.G8]-[.M9]-[.P9]-[.Q9]-[.R9]-[.Z9]-[.AB9]-[.AC9]-[.AD9]+[.AA9]-30000" office:value-type="float" office:value="46692" calcext:value-type="float">
            <text:p>46.692</text:p>
          </table:table-cell>
          <table:table-cell table:formula="of:=[.B9]+[.C9]+[.D9]-[.E9]-[.F9]+[.G9]" office:value-type="float" office:value="1011787.5" calcext:value-type="float">
            <text:p>1.011.788</text:p>
          </table:table-cell>
          <table:table-cell table:formula="of:=[.I9]-[.I8]" office:value-type="float" office:value="151829.4" calcext:value-type="float">
            <text:p>151.829</text:p>
          </table:table-cell>
          <table:table-cell table:style-name="ce5" office:value-type="float" office:value="452657" calcext:value-type="float">
            <text:p>452.657</text:p>
          </table:table-cell>
          <table:table-cell table:style-name="ce14" table:formula="of:=[.G9]-[.H9]" office:value-type="float" office:value="232298" calcext:value-type="float">
            <text:p>232.298</text:p>
          </table:table-cell>
          <table:table-cell table:style-name="ce5" office:value-type="float" office:value="29667" calcext:value-type="float">
            <text:p>29.667</text:p>
          </table:table-cell>
          <table:table-cell table:style-name="ce5" office:value-type="float" office:value="37167" calcext:value-type="float">
            <text:p>37.167</text:p>
          </table:table-cell>
          <table:table-cell table:style-name="ce5" office:value-type="float" office:value="23601.56" calcext:value-type="float">
            <text:p>23.602</text:p>
          </table:table-cell>
          <table:table-cell table:style-name="ce5" office:value-type="float" office:value="34339" calcext:value-type="float">
            <text:p>34.339</text:p>
          </table:table-cell>
          <table:table-cell table:style-name="ce5" office:value-type="float" office:value="2193" calcext:value-type="float">
            <text:p>2.193</text:p>
          </table:table-cell>
          <table:table-cell table:style-name="ce5" office:value-type="float" office:value="2345" calcext:value-type="float">
            <text:p>2.345</text:p>
          </table:table-cell>
          <table:table-cell table:style-name="ce5" table:formula="of:=SUM([.M9:.R9])" office:value-type="float" office:value="129312.56" calcext:value-type="float">
            <text:p>129.313</text:p>
          </table:table-cell>
          <table:table-cell table:formula="of:=([.K9]+[.W9])/[.V9]" office:value-type="float" office:value="0.771247324329409" calcext:value-type="float">
            <text:p>0,771</text:p>
          </table:table-cell>
          <table:table-cell table:style-name="ce5" table:formula="of:=[.S9]/(1-[.T9])" office:value-type="float" office:value="565294.196541827" calcext:value-type="float">
            <text:p>565.294</text:p>
          </table:table-cell>
          <table:table-cell table:style-name="ce28" office:value-type="float" office:value="590039" calcext:value-type="float">
            <text:p>590.039</text:p>
          </table:table-cell>
          <table:table-cell table:style-name="ce5" office:value-type="float" office:value="2409" calcext:value-type="float">
            <text:p>2.409</text:p>
          </table:table-cell>
          <table:table-cell table:style-name="ce10" table:formula="of:=-[.K9]-[.M9]-[.N9]-[.O9]-[.P9]-[.Q9]-[.R9]+[.V9]-[.W9]" office:value-type="float" office:value="5660.43999999994" calcext:value-type="float">
            <text:p>5.660</text:p>
          </table:table-cell>
          <table:table-cell table:style-name="ce5" office:value-type="float" office:value="435077" calcext:value-type="float">
            <text:p>435.077</text:p>
          </table:table-cell>
          <table:table-cell table:style-name="ce5" office:value-type="float" office:value="234959" calcext:value-type="float">
            <text:p>234.959</text:p>
          </table:table-cell>
          <table:table-cell table:style-name="ce5" office:value-type="float" office:value="338552" calcext:value-type="float">
            <text:p>338.552</text:p>
          </table:table-cell>
          <table:table-cell table:style-name="ce5" office:value-type="float" office:value="33186" calcext:value-type="float">
            <text:p>33.186</text:p>
          </table:table-cell>
          <table:table-cell table:style-name="ce5" office:value-type="float" office:value="21482" calcext:value-type="float">
            <text:p>21.482</text:p>
          </table:table-cell>
          <table:table-cell table:style-name="ce5" office:value-type="float" office:value="1894" calcext:value-type="float">
            <text:p>1.89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08-31</text:p>
          </table:table-cell>
          <table:table-cell table:style-name="ce5" office:value-type="float" office:value="710506" calcext:value-type="float">
            <text:p>710.506</text:p>
          </table:table-cell>
          <table:table-cell table:style-name="ce5" office:value-type="float" office:value="16297" calcext:value-type="float">
            <text:p>16.297</text:p>
          </table:table-cell>
          <table:table-cell table:style-name="ce5" office:value-type="float" office:value="880045" calcext:value-type="float">
            <text:p>880.045</text:p>
          </table:table-cell>
          <table:table-cell table:style-name="ce5" office:value-type="float" office:value="86278.4" calcext:value-type="float">
            <text:p>86.278</text:p>
          </table:table-cell>
          <table:table-cell table:style-name="ce5" office:value-type="float" office:value="545306" calcext:value-type="float">
            <text:p>545.306</text:p>
          </table:table-cell>
          <table:table-cell table:style-name="ce5" office:value-type="float" office:value="51180" calcext:value-type="float">
            <text:p>51.180</text:p>
          </table:table-cell>
          <table:table-cell table:style-name="ce5" table:formula="of:=[.G9]-[.M10]-[.P10]-[.Q10]-[.R10]-[.Z10]-[.AB10]-[.AC10]-[.AD10]+[.AA10]-30000" office:value-type="float" office:value="212472" calcext:value-type="float">
            <text:p>212.472</text:p>
          </table:table-cell>
          <table:table-cell table:formula="of:=[.B10]+[.C10]+[.D10]-[.E10]-[.F10]+[.G10]" office:value-type="float" office:value="1026443.6" calcext:value-type="float">
            <text:p>1.026.444</text:p>
          </table:table-cell>
          <table:table-cell table:formula="of:=[.I10]-[.I9]" office:value-type="float" office:value="14656.1000000001" calcext:value-type="float">
            <text:p>14.656</text:p>
          </table:table-cell>
          <table:table-cell table:style-name="ce5" office:value-type="float" office:value="610561" calcext:value-type="float">
            <text:p>610.561</text:p>
          </table:table-cell>
          <table:table-cell table:style-name="ce14" table:formula="of:=[.G10]-[.H10]" office:value-type="float" office:value="-161292" calcext:value-type="float">
            <text:p>-161.292</text:p>
          </table:table-cell>
          <table:table-cell table:style-name="ce5" office:value-type="float" office:value="29667" calcext:value-type="float">
            <text:p>29.667</text:p>
          </table:table-cell>
          <table:table-cell table:style-name="ce5" office:value-type="float" office:value="50512" calcext:value-type="float">
            <text:p>50.512</text:p>
          </table:table-cell>
          <table:table-cell table:style-name="ce5" office:value-type="float" office:value="32173.28" calcext:value-type="float">
            <text:p>32.173</text:p>
          </table:table-cell>
          <table:table-cell table:style-name="ce5" office:value-type="float" office:value="34222" calcext:value-type="float">
            <text:p>34.222</text:p>
          </table:table-cell>
          <table:table-cell table:style-name="ce5" office:value-type="float" office:value="3842" calcext:value-type="float">
            <text:p>3.84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M10:.R10])" office:value-type="float" office:value="150416.28" calcext:value-type="float">
            <text:p>150.416</text:p>
          </table:table-cell>
          <table:table-cell table:formula="of:=([.K10]+[.W10])/[.V10]" office:value-type="float" office:value="0.77866353694743" calcext:value-type="float">
            <text:p>0,779</text:p>
          </table:table-cell>
          <table:table-cell table:style-name="ce5" table:formula="of:=[.S10]/(1-[.T10])" office:value-type="float" office:value="679582.017013953" calcext:value-type="float">
            <text:p>679.582</text:p>
          </table:table-cell>
          <table:table-cell table:style-name="ce29" office:value-type="float" office:value="804332" calcext:value-type="float">
            <text:p>804.332</text:p>
          </table:table-cell>
          <table:table-cell table:style-name="ce5" office:value-type="float" office:value="15743" calcext:value-type="float">
            <text:p>15.743</text:p>
          </table:table-cell>
          <table:table-cell table:style-name="ce10" table:formula="of:=-[.K10]-[.M10]-[.N10]-[.O10]-[.P10]-[.Q10]-[.R10]+[.V10]-[.W10]" office:value-type="float" office:value="27611.72" calcext:value-type="float">
            <text:p>27.612</text:p>
          </table:table-cell>
          <table:table-cell table:style-name="ce5" office:value-type="float" office:value="420165" calcext:value-type="float">
            <text:p>420.165</text:p>
          </table:table-cell>
          <table:table-cell table:style-name="ce5" office:value-type="float" office:value="725331" calcext:value-type="float">
            <text:p>725.331</text:p>
          </table:table-cell>
          <table:table-cell table:style-name="ce5" office:value-type="float" office:value="821458" calcext:value-type="float">
            <text:p>821.458</text:p>
          </table:table-cell>
          <table:table-cell table:style-name="ce5" office:value-type="float" office:value="38303" calcext:value-type="float">
            <text:p>38.303</text:p>
          </table:table-cell>
          <table:table-cell table:style-name="ce5" office:value-type="float" office:value="25001" calcext:value-type="float">
            <text:p>25.001</text:p>
          </table:table-cell>
          <table:table-cell table:style-name="ce5" office:value-type="float" office:value="1610" calcext:value-type="float">
            <text:p>1.61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09-15</text:p>
          </table:table-cell>
          <table:table-cell table:style-name="ce5" office:value-type="float" office:value="863775" calcext:value-type="float">
            <text:p>863.775</text:p>
          </table:table-cell>
          <table:table-cell table:style-name="ce5" office:value-type="float" office:value="8221" calcext:value-type="float">
            <text:p>8.221</text:p>
          </table:table-cell>
          <table:table-cell table:style-name="ce5" office:value-type="float" office:value="948192" calcext:value-type="float">
            <text:p>948.192</text:p>
          </table:table-cell>
          <table:table-cell table:style-name="ce5" office:value-type="float" office:value="93093" calcext:value-type="float">
            <text:p>93.093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5" office:value-type="float" office:value="28145" calcext:value-type="float">
            <text:p>28.145</text:p>
          </table:table-cell>
          <table:table-cell table:style-name="ce5" table:formula="of:=[.G10]-[.M11]-[.P11]-[.Q11]-[.R11]-[.Z11]-[.AB11]-[.AC11]-[.AD11]+[.AA11]-30000" office:value-type="float" office:value="-29270" calcext:value-type="float">
            <text:p>-29.270</text:p>
          </table:table-cell>
          <table:table-cell table:formula="of:=[.B11]+[.C11]+[.D11]-[.E11]-[.F11]+[.G11]" office:value-type="float" office:value="1055240" calcext:value-type="float">
            <text:p>1.055.240</text:p>
          </table:table-cell>
          <table:table-cell table:formula="of:=[.I11]-[.I10]" office:value-type="float" office:value="28796.3999999999" calcext:value-type="float">
            <text:p>28.796</text:p>
          </table:table-cell>
          <table:table-cell table:style-name="ce5" office:value-type="float" office:value="503482" calcext:value-type="float">
            <text:p>503.482</text:p>
          </table:table-cell>
          <table:table-cell table:style-name="ce14" table:formula="of:=[.G11]-[.H11]" office:value-type="float" office:value="57415" calcext:value-type="float">
            <text:p>57.415</text:p>
          </table:table-cell>
          <table:table-cell table:style-name="ce5" office:value-type="float" office:value="30178" calcext:value-type="float">
            <text:p>30.178</text:p>
          </table:table-cell>
          <table:table-cell table:style-name="ce5" office:value-type="float" office:value="36995" calcext:value-type="float">
            <text:p>36.995</text:p>
          </table:table-cell>
          <table:table-cell table:style-name="ce5" office:value-type="float" office:value="26577.8" calcext:value-type="float">
            <text:p>26.578</text:p>
          </table:table-cell>
          <table:table-cell table:style-name="ce5" office:value-type="float" office:value="30969" calcext:value-type="float">
            <text:p>30.969</text:p>
          </table:table-cell>
          <table:table-cell table:style-name="ce5" office:value-type="float" office:value="1928" calcext:value-type="float">
            <text:p>1.928</text:p>
          </table:table-cell>
          <table:table-cell table:style-name="ce5" office:value-type="float" office:value="900" calcext:value-type="float">
            <text:p>900</text:p>
          </table:table-cell>
          <table:table-cell table:style-name="ce5" table:formula="of:=SUM([.M11:.R11])" office:value-type="float" office:value="127547.8" calcext:value-type="float">
            <text:p>127.548</text:p>
          </table:table-cell>
          <table:table-cell table:formula="of:=([.K11]+[.W11])/[.V11]" office:value-type="float" office:value="0.761504714460941" calcext:value-type="float">
            <text:p>0,762</text:p>
          </table:table-cell>
          <table:table-cell table:style-name="ce5" table:formula="of:=[.S11]/(1-[.T11])" office:value-type="float" office:value="534802.185761073" calcext:value-type="float">
            <text:p>534.802</text:p>
          </table:table-cell>
          <table:table-cell table:style-name="ce30" office:value-type="float" office:value="664445" calcext:value-type="float">
            <text:p>664.445</text:p>
          </table:table-cell>
          <table:table-cell table:style-name="ce5" office:value-type="float" office:value="2496" calcext:value-type="float">
            <text:p>2.496</text:p>
          </table:table-cell>
          <table:table-cell table:style-name="ce10" table:formula="of:=-[.K11]-[.M11]-[.N11]-[.O11]-[.P11]-[.Q11]-[.R11]+[.V11]-[.W11]" office:value-type="float" office:value="30919.2" calcext:value-type="float">
            <text:p>30.919</text:p>
          </table:table-cell>
          <table:table-cell table:style-name="ce5" office:value-type="float" office:value="650393" calcext:value-type="float">
            <text:p>650.393</text:p>
          </table:table-cell>
          <table:table-cell table:style-name="ce5" office:value-type="float" office:value="495699" calcext:value-type="float">
            <text:p>495.699</text:p>
          </table:table-cell>
          <table:table-cell table:style-name="ce5" office:value-type="float" office:value="573089" calcext:value-type="float">
            <text:p>573.089</text:p>
          </table:table-cell>
          <table:table-cell table:style-name="ce5" office:value-type="float" office:value="35986" calcext:value-type="float">
            <text:p>35.986</text:p>
          </table:table-cell>
          <table:table-cell table:style-name="ce5" office:value-type="float" office:value="23786" calcext:value-type="float">
            <text:p>23.786</text:p>
          </table:table-cell>
          <table:table-cell table:style-name="ce5" office:value-type="float" office:value="4093" calcext:value-type="float">
            <text:p>4.09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09-30</text:p>
          </table:table-cell>
          <table:table-cell table:style-name="ce5" office:value-type="float" office:value="1037057" calcext:value-type="float">
            <text:p>1.037.05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0511" calcext:value-type="float">
            <text:p>950.511</text:p>
          </table:table-cell>
          <table:table-cell table:style-name="ce5" office:value-type="float" office:value="93324.9" calcext:value-type="float">
            <text:p>93.325</text:p>
          </table:table-cell>
          <table:table-cell table:style-name="ce5" office:value-type="float" office:value="746851" calcext:value-type="float">
            <text:p>746.851</text:p>
          </table:table-cell>
          <table:table-cell table:style-name="ce5" office:value-type="float" office:value="45390" calcext:value-type="float">
            <text:p>45.390</text:p>
          </table:table-cell>
          <table:table-cell table:style-name="ce5" table:formula="of:=[.G11]-[.M12]-[.P12]-[.Q12]-[.R12]-[.Z12]-[.AB12]-[.AC12]-[.AD12]+[.AA12]-30000" office:value-type="float" office:value="-80281" calcext:value-type="float">
            <text:p>-80.281</text:p>
          </table:table-cell>
          <table:table-cell table:formula="of:=[.B12]+[.C12]+[.D12]-[.E12]-[.F12]+[.G12]" office:value-type="float" office:value="1192782.1" calcext:value-type="float">
            <text:p>1.192.782</text:p>
          </table:table-cell>
          <table:table-cell table:formula="of:=[.I12]-[.I11]" office:value-type="float" office:value="137542.1" calcext:value-type="float">
            <text:p>137.542</text:p>
          </table:table-cell>
          <table:table-cell table:style-name="ce5" office:value-type="float" office:value="671661" calcext:value-type="float">
            <text:p>671.661</text:p>
          </table:table-cell>
          <table:table-cell table:style-name="ce14" table:formula="of:=[.G12]-[.H12]" office:value-type="float" office:value="125671" calcext:value-type="float">
            <text:p>125.671</text:p>
          </table:table-cell>
          <table:table-cell table:style-name="ce5" office:value-type="float" office:value="30178" calcext:value-type="float">
            <text:p>30.178</text:p>
          </table:table-cell>
          <table:table-cell table:style-name="ce5" office:value-type="float" office:value="52235" calcext:value-type="float">
            <text:p>52.235</text:p>
          </table:table-cell>
          <table:table-cell table:style-name="ce5" office:value-type="float" office:value="35525.04" calcext:value-type="float">
            <text:p>35.525</text:p>
          </table:table-cell>
          <table:table-cell table:style-name="ce5" office:value-type="float" office:value="39524" calcext:value-type="float">
            <text:p>39.524</text:p>
          </table:table-cell>
          <table:table-cell table:style-name="ce5" office:value-type="float" office:value="3576" calcext:value-type="float">
            <text:p>3.57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M12:.R12])" office:value-type="float" office:value="161038.04" calcext:value-type="float">
            <text:p>161.038</text:p>
          </table:table-cell>
          <table:table-cell table:formula="of:=([.K12]+[.W12])/[.V12]" office:value-type="float" office:value="0.76222517976053" calcext:value-type="float">
            <text:p>0,762</text:p>
          </table:table-cell>
          <table:table-cell table:style-name="ce5" table:formula="of:=[.S12]/(1-[.T12])" office:value-type="float" office:value="677271.209112107" calcext:value-type="float">
            <text:p>677.271</text:p>
          </table:table-cell>
          <table:table-cell table:style-name="ce31" office:value-type="float" office:value="888126" calcext:value-type="float">
            <text:p>888.126</text:p>
          </table:table-cell>
          <table:table-cell table:style-name="ce5" office:value-type="float" office:value="5291" calcext:value-type="float">
            <text:p>5.291</text:p>
          </table:table-cell>
          <table:table-cell table:style-name="ce10" table:formula="of:=-[.K12]-[.M12]-[.N12]-[.O12]-[.P12]-[.Q12]-[.R12]+[.V12]-[.W12]" office:value-type="float" office:value="50135.96" calcext:value-type="float">
            <text:p>50.136</text:p>
          </table:table-cell>
          <table:table-cell table:style-name="ce5" office:value-type="float" office:value="840431" calcext:value-type="float">
            <text:p>840.431</text:p>
          </table:table-cell>
          <table:table-cell table:style-name="ce5" office:value-type="float" office:value="793580" calcext:value-type="float">
            <text:p>793.580</text:p>
          </table:table-cell>
          <table:table-cell table:style-name="ce5" office:value-type="float" office:value="876940" calcext:value-type="float">
            <text:p>876.940</text:p>
          </table:table-cell>
          <table:table-cell table:style-name="ce5" office:value-type="float" office:value="49402" calcext:value-type="float">
            <text:p>49.402</text:p>
          </table:table-cell>
          <table:table-cell table:style-name="ce5" office:value-type="float" office:value="34790" calcext:value-type="float">
            <text:p>34.790</text:p>
          </table:table-cell>
          <table:table-cell table:style-name="ce5" office:value-type="float" office:value="4316" calcext:value-type="float">
            <text:p>4.316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10-15</text:p>
          </table:table-cell>
          <table:table-cell table:style-name="ce5" office:value-type="float" office:value="1194177" calcext:value-type="float">
            <text:p>1.194.177</text:p>
          </table:table-cell>
          <table:table-cell table:style-name="ce5" office:value-type="float" office:value="24025" calcext:value-type="float">
            <text:p>24.025</text:p>
          </table:table-cell>
          <table:table-cell table:style-name="ce5" office:value-type="float" office:value="822439" calcext:value-type="float">
            <text:p>822.439</text:p>
          </table:table-cell>
          <table:table-cell table:style-name="ce5" office:value-type="float" office:value="80517.8" calcext:value-type="float">
            <text:p>80.518</text:p>
          </table:table-cell>
          <table:table-cell table:style-name="ce5" office:value-type="float" office:value="999461" calcext:value-type="float">
            <text:p>999.461</text:p>
          </table:table-cell>
          <table:table-cell table:style-name="ce5" office:value-type="float" office:value="134785" calcext:value-type="float">
            <text:p>134.785</text:p>
          </table:table-cell>
          <table:table-cell table:style-name="ce5" table:formula="of:=[.G12]-[.M13]-[.P13]-[.Q13]-[.R13]-[.Z13]-[.AB13]-[.AC13]-[.AD13]+[.AA13]-30000" office:value-type="float" office:value="247644" calcext:value-type="float">
            <text:p>247.644</text:p>
          </table:table-cell>
          <table:table-cell table:formula="of:=[.B13]+[.C13]+[.D13]-[.E13]-[.F13]+[.G13]" office:value-type="float" office:value="1095447.2" calcext:value-type="float">
            <text:p>1.095.447</text:p>
          </table:table-cell>
          <table:table-cell table:formula="of:=[.I13]-[.I12]" office:value-type="float" office:value="-97334.9000000001" calcext:value-type="float">
            <text:p>-97.335</text:p>
          </table:table-cell>
          <table:table-cell table:style-name="ce5" office:value-type="float" office:value="381645" calcext:value-type="float">
            <text:p>381.645</text:p>
          </table:table-cell>
          <table:table-cell table:style-name="ce14" table:formula="of:=[.G13]-[.H13]" office:value-type="float" office:value="-112859" calcext:value-type="float">
            <text:p>-112.859</text:p>
          </table:table-cell>
          <table:table-cell table:style-name="ce5" office:value-type="float" office:value="30178" calcext:value-type="float">
            <text:p>30.178</text:p>
          </table:table-cell>
          <table:table-cell table:style-name="ce5" office:value-type="float" office:value="32494" calcext:value-type="float">
            <text:p>32.494</text:p>
          </table:table-cell>
          <table:table-cell table:style-name="ce5" office:value-type="float" office:value="20284.92" calcext:value-type="float">
            <text:p>20.285</text:p>
          </table:table-cell>
          <table:table-cell table:style-name="ce5" office:value-type="float" office:value="27665" calcext:value-type="float">
            <text:p>27.665</text:p>
          </table:table-cell>
          <table:table-cell table:style-name="ce5" office:value-type="float" office:value="1502" calcext:value-type="float">
            <text:p>1.502</text:p>
          </table:table-cell>
          <table:table-cell table:style-name="ce5" office:value-type="float" office:value="1110" calcext:value-type="float">
            <text:p>1.110</text:p>
          </table:table-cell>
          <table:table-cell table:style-name="ce5" table:formula="of:=SUM([.M13:.R13])" office:value-type="float" office:value="113233.92" calcext:value-type="float">
            <text:p>113.234</text:p>
          </table:table-cell>
          <table:table-cell table:formula="of:=([.K13]+[.W13])/[.V13]" office:value-type="float" office:value="0.765725474884791" calcext:value-type="float">
            <text:p>0,766</text:p>
          </table:table-cell>
          <table:table-cell table:style-name="ce5" table:formula="of:=[.S13]/(1-[.T13])" office:value-type="float" office:value="483338.595796172" calcext:value-type="float">
            <text:p>483.339</text:p>
          </table:table-cell>
          <table:table-cell table:style-name="ce32" office:value-type="float" office:value="507123" calcext:value-type="float">
            <text:p>507.123</text:p>
          </table:table-cell>
          <table:table-cell table:style-name="ce5" office:value-type="float" office:value="6672" calcext:value-type="float">
            <text:p>6.672</text:p>
          </table:table-cell>
          <table:table-cell table:style-name="ce10" table:formula="of:=-[.K13]-[.M13]-[.N13]-[.O13]-[.P13]-[.Q13]-[.R13]+[.V13]-[.W13]" office:value-type="float" office:value="5572.08000000002" calcext:value-type="float">
            <text:p>5.572</text:p>
          </table:table-cell>
          <table:table-cell table:style-name="ce5" office:value-type="float" office:value="519835" calcext:value-type="float">
            <text:p>519.835</text:p>
          </table:table-cell>
          <table:table-cell table:style-name="ce5" office:value-type="float" office:value="267226" calcext:value-type="float">
            <text:p>267.226</text:p>
          </table:table-cell>
          <table:table-cell table:style-name="ce5" office:value-type="float" office:value="627020" calcext:value-type="float">
            <text:p>627.020</text:p>
          </table:table-cell>
          <table:table-cell table:style-name="ce5" office:value-type="float" office:value="39686" calcext:value-type="float">
            <text:p>39.686</text:p>
          </table:table-cell>
          <table:table-cell table:style-name="ce5" office:value-type="float" office:value="24979" calcext:value-type="float">
            <text:p>24.979</text:p>
          </table:table-cell>
          <table:table-cell table:style-name="ce5" office:value-type="float" office:value="2420" calcext:value-type="float">
            <text:p>2.42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10-31</text:p>
          </table:table-cell>
          <table:table-cell table:style-name="ce5" office:value-type="float" office:value="1347470" calcext:value-type="float">
            <text:p>1.347.470</text:p>
          </table:table-cell>
          <table:table-cell table:style-name="ce5" office:value-type="float" office:value="52957" calcext:value-type="float">
            <text:p>52.957</text:p>
          </table:table-cell>
          <table:table-cell table:style-name="ce5" office:value-type="float" office:value="762455" calcext:value-type="float">
            <text:p>762.455</text:p>
          </table:table-cell>
          <table:table-cell table:style-name="ce5" office:value-type="float" office:value="74519.4" calcext:value-type="float">
            <text:p>74.519</text:p>
          </table:table-cell>
          <table:table-cell table:style-name="ce5" office:value-type="float" office:value="782076" calcext:value-type="float">
            <text:p>782.076</text:p>
          </table:table-cell>
          <table:table-cell table:style-name="ce5" office:value-type="float" office:value="52060" calcext:value-type="float">
            <text:p>52.060</text:p>
          </table:table-cell>
          <table:table-cell table:style-name="ce5" table:formula="of:=[.G13]-[.M14]-[.P14]-[.Q14]-[.R14]-[.Z14]-[.AB14]-[.AC14]-[.AD14]+[.AA14]-30000" office:value-type="float" office:value="-97838" calcext:value-type="float">
            <text:p>-97.838</text:p>
          </table:table-cell>
          <table:table-cell table:formula="of:=[.B14]+[.C14]+[.D14]-[.E14]-[.F14]+[.G14]" office:value-type="float" office:value="1358346.6" calcext:value-type="float">
            <text:p>1.358.347</text:p>
          </table:table-cell>
          <table:table-cell table:formula="of:=[.I14]-[.I13]" office:value-type="float" office:value="262899.4" calcext:value-type="float">
            <text:p>262.899</text:p>
          </table:table-cell>
          <table:table-cell table:style-name="ce5" office:value-type="float" office:value="713916" calcext:value-type="float">
            <text:p>713.916</text:p>
          </table:table-cell>
          <table:table-cell table:style-name="ce14" table:formula="of:=[.G14]-[.H14]" office:value-type="float" office:value="149898" calcext:value-type="float">
            <text:p>149.898</text:p>
          </table:table-cell>
          <table:table-cell table:style-name="ce5" office:value-type="float" office:value="30178" calcext:value-type="float">
            <text:p>30.178</text:p>
          </table:table-cell>
          <table:table-cell table:style-name="ce5" office:value-type="float" office:value="54672" calcext:value-type="float">
            <text:p>54.672</text:p>
          </table:table-cell>
          <table:table-cell table:style-name="ce5" office:value-type="float" office:value="37724.56" calcext:value-type="float">
            <text:p>37.725</text:p>
          </table:table-cell>
          <table:table-cell table:style-name="ce5" office:value-type="float" office:value="50158" calcext:value-type="float">
            <text:p>50.158</text:p>
          </table:table-cell>
          <table:table-cell table:style-name="ce5" office:value-type="float" office:value="2868" calcext:value-type="float">
            <text:p>2.86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M14:.R14])" office:value-type="float" office:value="175600.56" calcext:value-type="float">
            <text:p>175.601</text:p>
          </table:table-cell>
          <table:table-cell table:formula="of:=([.K14]+[.W14])/[.V14]" office:value-type="float" office:value="0.760079905504531" calcext:value-type="float">
            <text:p>0,760</text:p>
          </table:table-cell>
          <table:table-cell table:style-name="ce5" table:formula="of:=[.S14]/(1-[.T14])" office:value-type="float" office:value="731912.682717438" calcext:value-type="float">
            <text:p>731.913</text:p>
          </table:table-cell>
          <table:table-cell table:style-name="ce33" office:value-type="float" office:value="943114" calcext:value-type="float">
            <text:p>943.114</text:p>
          </table:table-cell>
          <table:table-cell table:style-name="ce5" office:value-type="float" office:value="2926" calcext:value-type="float">
            <text:p>2.926</text:p>
          </table:table-cell>
          <table:table-cell table:style-name="ce10" table:formula="of:=-[.K14]-[.M14]-[.N14]-[.O14]-[.P14]-[.Q14]-[.R14]+[.V14]-[.W14]" office:value-type="float" office:value="50671.4399999999" calcext:value-type="float">
            <text:p>50.671</text:p>
          </table:table-cell>
          <table:table-cell table:style-name="ce5" office:value-type="float" office:value="795072" calcext:value-type="float">
            <text:p>795.072</text:p>
          </table:table-cell>
          <table:table-cell table:style-name="ce5" office:value-type="float" office:value="1012457" calcext:value-type="float">
            <text:p>1.012.457</text:p>
          </table:table-cell>
          <table:table-cell table:style-name="ce5" office:value-type="float" office:value="997303" calcext:value-type="float">
            <text:p>997.303</text:p>
          </table:table-cell>
          <table:table-cell table:style-name="ce5" office:value-type="float" office:value="60431" calcext:value-type="float">
            <text:p>60.431</text:p>
          </table:table-cell>
          <table:table-cell table:style-name="ce5" office:value-type="float" office:value="39892" calcext:value-type="float">
            <text:p>39.892</text:p>
          </table:table-cell>
          <table:table-cell table:style-name="ce5" office:value-type="float" office:value="3942" calcext:value-type="float">
            <text:p>3.942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11-15</text:p>
          </table:table-cell>
          <table:table-cell table:style-name="ce5" office:value-type="float" office:value="1524351" calcext:value-type="float">
            <text:p>1.524.351</text:p>
          </table:table-cell>
          <table:table-cell table:style-name="ce5" office:value-type="float" office:value="5339" calcext:value-type="float">
            <text:p>5.339</text:p>
          </table:table-cell>
          <table:table-cell table:style-name="ce5" office:value-type="float" office:value="1038268" calcext:value-type="float">
            <text:p>1.038.268</text:p>
          </table:table-cell>
          <table:table-cell table:style-name="ce5" office:value-type="float" office:value="102100.7" calcext:value-type="float">
            <text:p>102.101</text:p>
          </table:table-cell>
          <table:table-cell table:style-name="ce5" office:value-type="float" office:value="1209124" calcext:value-type="float">
            <text:p>1.209.124</text:p>
          </table:table-cell>
          <table:table-cell table:style-name="ce5" office:value-type="float" office:value="6635" calcext:value-type="float">
            <text:p>6.635</text:p>
          </table:table-cell>
          <table:table-cell table:style-name="ce5" table:formula="of:=[.G14]-[.M15]-[.P15]-[.Q15]-[.R15]-[.Z15]-[.AB15]-[.AC15]-[.AD15]+[.AA15]-30000" office:value-type="float" office:value="154935" calcext:value-type="float">
            <text:p>154.935</text:p>
          </table:table-cell>
          <table:table-cell table:formula="of:=[.B15]+[.C15]+[.D15]-[.E15]-[.F15]+[.G15]" office:value-type="float" office:value="1263368.3" calcext:value-type="float">
            <text:p>1.263.368</text:p>
          </table:table-cell>
          <table:table-cell table:formula="of:=[.I15]-[.I14]" office:value-type="float" office:value="-94978.3000000003" calcext:value-type="float">
            <text:p>-94.978</text:p>
          </table:table-cell>
          <table:table-cell table:style-name="ce5" office:value-type="float" office:value="767942" calcext:value-type="float">
            <text:p>767.942</text:p>
          </table:table-cell>
          <table:table-cell table:style-name="ce14" table:formula="of:=[.G15]-[.H15]" office:value-type="float" office:value="-148300" calcext:value-type="float">
            <text:p>-148.300</text:p>
          </table:table-cell>
          <table:table-cell table:style-name="ce5" office:value-type="float" office:value="35270" calcext:value-type="float">
            <text:p>35.270</text:p>
          </table:table-cell>
          <table:table-cell table:style-name="ce5" office:value-type="float" office:value="62797" calcext:value-type="float">
            <text:p>62.797</text:p>
          </table:table-cell>
          <table:table-cell table:style-name="ce5" office:value-type="float" office:value="40293.52" calcext:value-type="float">
            <text:p>40.294</text:p>
          </table:table-cell>
          <table:table-cell table:style-name="ce5" office:value-type="float" office:value="45508" calcext:value-type="float">
            <text:p>45.508</text:p>
          </table:table-cell>
          <table:table-cell table:style-name="ce5" office:value-type="float" office:value="3581" calcext:value-type="float">
            <text:p>3.581</text:p>
          </table:table-cell>
          <table:table-cell table:style-name="ce5" office:value-type="float" office:value="760" calcext:value-type="float">
            <text:p>760</text:p>
          </table:table-cell>
          <table:table-cell table:style-name="ce5" table:formula="of:=SUM([.M15:.R15])" office:value-type="float" office:value="188209.52" calcext:value-type="float">
            <text:p>188.210</text:p>
          </table:table-cell>
          <table:table-cell table:formula="of:=([.K15]+[.W15])/[.V15]" office:value-type="float" office:value="0.780360713087365" calcext:value-type="float">
            <text:p>0,780</text:p>
          </table:table-cell>
          <table:table-cell table:style-name="ce5" table:formula="of:=[.S15]/(1-[.T15])" office:value-type="float" office:value="856902.800248406" calcext:value-type="float">
            <text:p>856.903</text:p>
          </table:table-cell>
          <table:table-cell table:style-name="ce34" office:value-type="float" office:value="1007338" calcext:value-type="float">
            <text:p>1.007.338</text:p>
          </table:table-cell>
          <table:table-cell table:style-name="ce5" office:value-type="float" office:value="18145" calcext:value-type="float">
            <text:p>18.145</text:p>
          </table:table-cell>
          <table:table-cell table:style-name="ce10" table:formula="of:=-[.K15]-[.M15]-[.N15]-[.O15]-[.P15]-[.Q15]-[.R15]+[.V15]-[.W15]" office:value-type="float" office:value="33041.48" calcext:value-type="float">
            <text:p>33.041</text:p>
          </table:table-cell>
          <table:table-cell table:style-name="ce5" office:value-type="float" office:value="836535" calcext:value-type="float">
            <text:p>836.535</text:p>
          </table:table-cell>
          <table:table-cell table:style-name="ce5" office:value-type="float" office:value="409486" calcext:value-type="float">
            <text:p>409.486</text:p>
          </table:table-cell>
          <table:table-cell table:style-name="ce5" office:value-type="float" office:value="709799" calcext:value-type="float">
            <text:p>709.799</text:p>
          </table:table-cell>
          <table:table-cell table:style-name="ce5" office:value-type="float" office:value="49841" calcext:value-type="float">
            <text:p>49.841</text:p>
          </table:table-cell>
          <table:table-cell table:style-name="ce5" office:value-type="float" office:value="31748" calcext:value-type="float">
            <text:p>31.748</text:p>
          </table:table-cell>
          <table:table-cell table:style-name="ce5" office:value-type="float" office:value="730" calcext:value-type="float">
            <text:p>73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11-30</text:p>
          </table:table-cell>
          <table:table-cell table:style-name="ce5" office:value-type="float" office:value="1159119" calcext:value-type="float">
            <text:p>1.159.119</text:p>
          </table:table-cell>
          <table:table-cell table:style-name="ce5" office:value-type="float" office:value="6003" calcext:value-type="float">
            <text:p>6.003</text:p>
          </table:table-cell>
          <table:table-cell table:style-name="ce5" office:value-type="float" office:value="758080" calcext:value-type="float">
            <text:p>758.080</text:p>
          </table:table-cell>
          <table:table-cell table:style-name="ce5" office:value-type="float" office:value="74081.8" calcext:value-type="float">
            <text:p>74.082</text:p>
          </table:table-cell>
          <table:table-cell table:style-name="ce5" office:value-type="float" office:value="735063" calcext:value-type="float">
            <text:p>735.063</text:p>
          </table:table-cell>
          <table:table-cell table:style-name="ce5" office:value-type="float" office:value="231465" calcext:value-type="float">
            <text:p>231.465</text:p>
          </table:table-cell>
          <table:table-cell table:style-name="ce5" table:formula="of:=[.G15]-[.M16]-[.P16]-[.Q16]-[.R16]-[.Z16]-[.AB16]-[.AC16]-[.AD16]+[.AA16]-30000" office:value-type="float" office:value="183315" calcext:value-type="float">
            <text:p>183.315</text:p>
          </table:table-cell>
          <table:table-cell table:formula="of:=[.B16]+[.C16]+[.D16]-[.E16]-[.F16]+[.G16]" office:value-type="float" office:value="1345522.2" calcext:value-type="float">
            <text:p>1.345.522</text:p>
          </table:table-cell>
          <table:table-cell table:formula="of:=[.I16]-[.I15]" office:value-type="float" office:value="82153.9000000001" calcext:value-type="float">
            <text:p>82.154</text:p>
          </table:table-cell>
          <table:table-cell table:style-name="ce5" office:value-type="float" office:value="413948" calcext:value-type="float">
            <text:p>413.948</text:p>
          </table:table-cell>
          <table:table-cell table:style-name="ce14" table:formula="of:=[.G16]-[.H16]" office:value-type="float" office:value="48150" calcext:value-type="float">
            <text:p>48.150</text:p>
          </table:table-cell>
          <table:table-cell table:style-name="ce5" office:value-type="float" office:value="35075" calcext:value-type="float">
            <text:p>35.075</text:p>
          </table:table-cell>
          <table:table-cell table:style-name="ce5" office:value-type="float" office:value="35034" calcext:value-type="float">
            <text:p>35.034</text:p>
          </table:table-cell>
          <table:table-cell table:style-name="ce5" office:value-type="float" office:value="22246.36" calcext:value-type="float">
            <text:p>22.246</text:p>
          </table:table-cell>
          <table:table-cell table:style-name="ce5" office:value-type="float" office:value="27446" calcext:value-type="float">
            <text:p>27.446</text:p>
          </table:table-cell>
          <table:table-cell table:style-name="ce5" office:value-type="float" office:value="2496" calcext:value-type="float">
            <text:p>2.496</text:p>
          </table:table-cell>
          <table:table-cell table:style-name="ce5" office:value-type="float" office:value="1200" calcext:value-type="float">
            <text:p>1.200</text:p>
          </table:table-cell>
          <table:table-cell table:style-name="ce5" table:formula="of:=SUM([.M16:.R16])" office:value-type="float" office:value="123497.36" calcext:value-type="float">
            <text:p>123.497</text:p>
          </table:table-cell>
          <table:table-cell table:formula="of:=([.K16]+[.W16])/[.V16]" office:value-type="float" office:value="0.764213111718052" calcext:value-type="float">
            <text:p>0,764</text:p>
          </table:table-cell>
          <table:table-cell table:style-name="ce5" table:formula="of:=[.S16]/(1-[.T16])" office:value-type="float" office:value="523766.868038586" calcext:value-type="float">
            <text:p>523.767</text:p>
          </table:table-cell>
          <table:table-cell table:style-name="ce35" office:value-type="float" office:value="556159" calcext:value-type="float">
            <text:p>556.159</text:p>
          </table:table-cell>
          <table:table-cell table:style-name="ce5" office:value-type="float" office:value="11076" calcext:value-type="float">
            <text:p>11.076</text:p>
          </table:table-cell>
          <table:table-cell table:style-name="ce10" table:formula="of:=-[.K16]-[.M16]-[.N16]-[.O16]-[.P16]-[.Q16]-[.R16]+[.V16]-[.W16]" office:value-type="float" office:value="7637.64000000001" calcext:value-type="float">
            <text:p>7.63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4062" calcext:value-type="float">
            <text:p>474.062</text:p>
          </table:table-cell>
          <table:table-cell table:style-name="ce5" office:value-type="float" office:value="822775" calcext:value-type="float">
            <text:p>822.775</text:p>
          </table:table-cell>
          <table:table-cell table:style-name="ce5" office:value-type="float" office:value="46226" calcext:value-type="float">
            <text:p>46.226</text:p>
          </table:table-cell>
          <table:table-cell table:style-name="ce5" office:value-type="float" office:value="29295" calcext:value-type="float">
            <text:p>29.295</text:p>
          </table:table-cell>
          <table:table-cell table:style-name="ce5" office:value-type="float" office:value="295" calcext:value-type="float">
            <text:p>29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12-15</text:p>
          </table:table-cell>
          <table:table-cell table:style-name="ce5" office:value-type="float" office:value="1205827" calcext:value-type="float">
            <text:p>1.205.827</text:p>
          </table:table-cell>
          <table:table-cell table:style-name="ce5" office:value-type="float" office:value="32144" calcext:value-type="float">
            <text:p>32.144</text:p>
          </table:table-cell>
          <table:table-cell table:style-name="ce5" office:value-type="float" office:value="600595" calcext:value-type="float">
            <text:p>600.595</text:p>
          </table:table-cell>
          <table:table-cell table:style-name="ce5" office:value-type="float" office:value="58333.3" calcext:value-type="float">
            <text:p>58.333</text:p>
          </table:table-cell>
          <table:table-cell table:style-name="ce5" office:value-type="float" office:value="527784" calcext:value-type="float">
            <text:p>527.784</text:p>
          </table:table-cell>
          <table:table-cell table:style-name="ce5" office:value-type="float" office:value="121445" calcext:value-type="float">
            <text:p>121.445</text:p>
          </table:table-cell>
          <table:table-cell table:style-name="ce5" table:formula="of:=[.G16]-[.M17]-[.P17]-[.Q17]-[.R17]-[.Z17]-[.AB17]-[.AC17]-[.AD17]+[.AA17]-30000" office:value-type="float" office:value="126366" calcext:value-type="float">
            <text:p>126.366</text:p>
          </table:table-cell>
          <table:table-cell table:formula="of:=[.B17]+[.C17]+[.D17]-[.E17]-[.F17]+[.G17]" office:value-type="float" office:value="1373893.7" calcext:value-type="float">
            <text:p>1.373.894</text:p>
          </table:table-cell>
          <table:table-cell table:formula="of:=[.I17]-[.I16]" office:value-type="float" office:value="28371.5" calcext:value-type="float">
            <text:p>28.372</text:p>
          </table:table-cell>
          <table:table-cell table:style-name="ce5" office:value-type="float" office:value="473848" calcext:value-type="float">
            <text:p>473.848</text:p>
          </table:table-cell>
          <table:table-cell table:style-name="ce14" table:formula="of:=[.G17]-[.H17]" office:value-type="float" office:value="-4921" calcext:value-type="float">
            <text:p>-4.921</text:p>
          </table:table-cell>
          <table:table-cell table:style-name="ce5" office:value-type="float" office:value="35391" calcext:value-type="float">
            <text:p>35.391</text:p>
          </table:table-cell>
          <table:table-cell table:style-name="ce5" office:value-type="float" office:value="36192" calcext:value-type="float">
            <text:p>36.192</text:p>
          </table:table-cell>
          <table:table-cell table:style-name="ce5" office:value-type="float" office:value="25070.96" calcext:value-type="float">
            <text:p>25.071</text:p>
          </table:table-cell>
          <table:table-cell table:style-name="ce5" office:value-type="float" office:value="23920" calcext:value-type="float">
            <text:p>23.920</text:p>
          </table:table-cell>
          <table:table-cell table:style-name="ce5" office:value-type="float" office:value="1306" calcext:value-type="float">
            <text:p>1.306</text:p>
          </table:table-cell>
          <table:table-cell table:style-name="ce5" office:value-type="float" office:value="835" calcext:value-type="float">
            <text:p>835</text:p>
          </table:table-cell>
          <table:table-cell table:style-name="ce5" table:formula="of:=SUM([.M17:.R17])" office:value-type="float" office:value="122714.96" calcext:value-type="float">
            <text:p>122.715</text:p>
          </table:table-cell>
          <table:table-cell table:formula="of:=([.K17]+[.W17])/[.V17]" office:value-type="float" office:value="0.764312176318737" calcext:value-type="float">
            <text:p>0,764</text:p>
          </table:table-cell>
          <table:table-cell table:style-name="ce5" table:formula="of:=[.S17]/(1-[.T17])" office:value-type="float" office:value="520667.372982136" calcext:value-type="float">
            <text:p>520.667</text:p>
          </table:table-cell>
          <table:table-cell table:style-name="ce36" office:value-type="float" office:value="626774" calcext:value-type="float">
            <text:p>626.774</text:p>
          </table:table-cell>
          <table:table-cell table:style-name="ce5" office:value-type="float" office:value="5203" calcext:value-type="float">
            <text:p>5.203</text:p>
          </table:table-cell>
          <table:table-cell table:style-name="ce10" table:formula="of:=-[.K17]-[.M17]-[.N17]-[.O17]-[.P17]-[.Q17]-[.R17]+[.V17]-[.W17]" office:value-type="float" office:value="25008.04" calcext:value-type="float">
            <text:p>25.008</text:p>
          </table:table-cell>
          <table:table-cell table:style-name="ce5" office:value-type="float" office:value="503481" calcext:value-type="float">
            <text:p>503.481</text:p>
          </table:table-cell>
          <table:table-cell table:style-name="ce5" office:value-type="float" office:value="710760" calcext:value-type="float">
            <text:p>710.760</text:p>
          </table:table-cell>
          <table:table-cell table:style-name="ce5" office:value-type="float" office:value="777750" calcext:value-type="float">
            <text:p>777.750</text:p>
          </table:table-cell>
          <table:table-cell table:style-name="ce5" office:value-type="float" office:value="46844" calcext:value-type="float">
            <text:p>46.844</text:p>
          </table:table-cell>
          <table:table-cell table:style-name="ce5" office:value-type="float" office:value="31110" calcext:value-type="float">
            <text:p>31.110</text:p>
          </table:table-cell>
          <table:table-cell table:style-name="ce5" office:value-type="float" office:value="2683" calcext:value-type="float">
            <text:p>2.68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19-12-31</text:p>
          </table:table-cell>
          <table:table-cell table:style-name="ce5" office:value-type="float" office:value="1327255" calcext:value-type="float">
            <text:p>1.327.2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83556" calcext:value-type="float">
            <text:p>783.556</text:p>
          </table:table-cell>
          <table:table-cell table:style-name="ce5" office:value-type="float" office:value="76629.5" calcext:value-type="float">
            <text:p>76.630</text:p>
          </table:table-cell>
          <table:table-cell table:style-name="ce5" office:value-type="float" office:value="816171" calcext:value-type="float">
            <text:p>816.171</text:p>
          </table:table-cell>
          <table:table-cell table:style-name="ce5" office:value-type="float" office:value="87020" calcext:value-type="float">
            <text:p>87.020</text:p>
          </table:table-cell>
          <table:table-cell table:style-name="ce5" table:formula="of:=[.G17]-[.M18]-[.P18]-[.Q18]-[.R18]-[.Z18]-[.AB18]-[.AC18]-[.AD18]+[.AA18]-30000" office:value-type="float" office:value="124950" calcext:value-type="float">
            <text:p>124.950</text:p>
          </table:table-cell>
          <table:table-cell table:formula="of:=[.B18]+[.C18]+[.D18]-[.E18]-[.F18]+[.G18]" office:value-type="float" office:value="1305030.5" calcext:value-type="float">
            <text:p>1.305.031</text:p>
          </table:table-cell>
          <table:table-cell table:formula="of:=[.I18]-[.I17]" office:value-type="float" office:value="-68863.2" calcext:value-type="float">
            <text:p>-68.863</text:p>
          </table:table-cell>
          <table:table-cell table:style-name="ce5" office:value-type="float" office:value="478068" calcext:value-type="float">
            <text:p>478.068</text:p>
          </table:table-cell>
          <table:table-cell table:style-name="ce14" table:formula="of:=[.G18]-[.H18]" office:value-type="float" office:value="-37930" calcext:value-type="float">
            <text:p>-37.930</text:p>
          </table:table-cell>
          <table:table-cell table:style-name="ce5" office:value-type="float" office:value="35391" calcext:value-type="float">
            <text:p>35.391</text:p>
          </table:table-cell>
          <table:table-cell table:style-name="ce5" office:value-type="float" office:value="37012" calcext:value-type="float">
            <text:p>37.012</text:p>
          </table:table-cell>
          <table:table-cell table:style-name="ce5" office:value-type="float" office:value="25693.92" calcext:value-type="float">
            <text:p>25.694</text:p>
          </table:table-cell>
          <table:table-cell table:style-name="ce5" office:value-type="float" office:value="30417" calcext:value-type="float">
            <text:p>30.417</text:p>
          </table:table-cell>
          <table:table-cell table:style-name="ce5" office:value-type="float" office:value="1789" calcext:value-type="float">
            <text:p>1.789</text:p>
          </table:table-cell>
          <table:table-cell table:style-name="ce5" office:value-type="float" office:value="1255" calcext:value-type="float">
            <text:p>1.255</text:p>
          </table:table-cell>
          <table:table-cell table:style-name="ce5" table:formula="of:=SUM([.M18:.R18])" office:value-type="float" office:value="131557.92" calcext:value-type="float">
            <text:p>131.558</text:p>
          </table:table-cell>
          <table:table-cell table:formula="of:=([.K18]+[.W18])/[.V18]" office:value-type="float" office:value="0.752040949765548" calcext:value-type="float">
            <text:p>0,752</text:p>
          </table:table-cell>
          <table:table-cell table:style-name="ce5" table:formula="of:=[.S18]/(1-[.T18])" office:value-type="float" office:value="530563.090460333" calcext:value-type="float">
            <text:p>530.563</text:p>
          </table:table-cell>
          <table:table-cell table:style-name="ce37" office:value-type="float" office:value="642348" calcext:value-type="float">
            <text:p>642.348</text:p>
          </table:table-cell>
          <table:table-cell table:style-name="ce5" office:value-type="float" office:value="5004" calcext:value-type="float">
            <text:p>5.004</text:p>
          </table:table-cell>
          <table:table-cell table:style-name="ce10" table:formula="of:=-[.K18]-[.M18]-[.N18]-[.O18]-[.P18]-[.Q18]-[.R18]+[.V18]-[.W18]" office:value-type="float" office:value="27718.08" calcext:value-type="float">
            <text:p>27.718</text:p>
          </table:table-cell>
          <table:table-cell table:style-name="ce5" office:value-type="float" office:value="596043" calcext:value-type="float">
            <text:p>596.043</text:p>
          </table:table-cell>
          <table:table-cell table:style-name="ce5" office:value-type="float" office:value="307656" calcext:value-type="float">
            <text:p>307.656</text:p>
          </table:table-cell>
          <table:table-cell table:style-name="ce5" office:value-type="float" office:value="452594" calcext:value-type="float">
            <text:p>452.594</text:p>
          </table:table-cell>
          <table:table-cell table:style-name="ce5" office:value-type="float" office:value="18285" calcext:value-type="float">
            <text:p>18.285</text:p>
          </table:table-cell>
          <table:table-cell table:style-name="ce5" office:value-type="float" office:value="18072" calcext:value-type="float">
            <text:p>18.072</text:p>
          </table:table-cell>
          <table:table-cell table:style-name="ce5" office:value-type="float" office:value="6224" calcext:value-type="float">
            <text:p>6.224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20-01-15</text:p>
          </table:table-cell>
          <table:table-cell table:style-name="ce5" office:value-type="float" office:value="1048030" calcext:value-type="float">
            <text:p>1.048.0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41502" calcext:value-type="float">
            <text:p>1.041.502</text:p>
          </table:table-cell>
          <table:table-cell table:style-name="ce5" office:value-type="float" office:value="102424" calcext:value-type="float">
            <text:p>102.424</text:p>
          </table:table-cell>
          <table:table-cell table:style-name="ce5" office:value-type="float" office:value="773410" calcext:value-type="float">
            <text:p>773.410</text:p>
          </table:table-cell>
          <table:table-cell table:style-name="ce5" office:value-type="float" office:value="170830" calcext:value-type="float">
            <text:p>170.830</text:p>
          </table:table-cell>
          <table:table-cell table:style-name="ce5" table:formula="of:=[.G18]-[.M19]-[.P19]-[.Q19]-[.R19]-[.Z19]-[.AB19]-[.AC19]-[.AD19]+[.AA19]" office:value-type="float" office:value="113594" calcext:value-type="float">
            <text:p>113.594</text:p>
          </table:table-cell>
          <table:table-cell table:formula="of:=[.B19]+[.C19]+[.D19]-[.E19]-[.F19]+[.G19]" office:value-type="float" office:value="1384528" calcext:value-type="float">
            <text:p>1.384.528</text:p>
          </table:table-cell>
          <table:table-cell table:formula="of:=[.I19]-[.I18]" office:value-type="float" office:value="79497.5" calcext:value-type="float">
            <text:p>79.498</text:p>
          </table:table-cell>
          <table:table-cell table:style-name="ce5" office:value-type="float" office:value="311733" calcext:value-type="float">
            <text:p>311.733</text:p>
          </table:table-cell>
          <table:table-cell table:style-name="ce14" table:formula="of:=[.G19]-[.H19]" office:value-type="float" office:value="57236" calcext:value-type="float">
            <text:p>57.236</text:p>
          </table:table-cell>
          <table:table-cell table:style-name="ce5" office:value-type="float" office:value="35391" calcext:value-type="float">
            <text:p>35.391</text:p>
          </table:table-cell>
          <table:table-cell table:style-name="ce5" office:value-type="float" office:value="26103" calcext:value-type="float">
            <text:p>26.103</text:p>
          </table:table-cell>
          <table:table-cell table:style-name="ce5" office:value-type="float" office:value="16365.72" calcext:value-type="float">
            <text:p>16.366</text:p>
          </table:table-cell>
          <table:table-cell table:style-name="ce5" office:value-type="float" office:value="7502" calcext:value-type="float">
            <text:p>7.502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M19:.R19])" office:value-type="float" office:value="85618.72" calcext:value-type="float">
            <text:p>85.619</text:p>
          </table:table-cell>
          <table:table-cell table:formula="of:=([.K19]+[.W19])/[.V19]" office:value-type="float" office:value="0.761916982570886" calcext:value-type="float">
            <text:p>0,762</text:p>
          </table:table-cell>
          <table:table-cell table:style-name="ce5" table:formula="of:=[.S19]/(1-[.T19])" office:value-type="float" office:value="359617.081993225" calcext:value-type="float">
            <text:p>359.617</text:p>
          </table:table-cell>
          <table:table-cell table:style-name="ce38" office:value-type="float" office:value="409143" calcext:value-type="float">
            <text:p>409.143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-[.K19]-[.M19]-[.N19]-[.O19]-[.P19]-[.Q19]-[.R19]+[.V19]-[.W19]" office:value-type="float" office:value="11791.28" calcext:value-type="float">
            <text:p>11.791</text:p>
          </table:table-cell>
          <table:table-cell table:style-name="ce5" office:value-type="float" office:value="32417" calcext:value-type="float">
            <text:p>32.417</text:p>
          </table:table-cell>
          <table:table-cell table:style-name="ce5" office:value-type="float" office:value="75178" calcext:value-type="float">
            <text:p>75.178</text:p>
          </table:table-cell>
          <table:table-cell table:style-name="ce5" office:value-type="float" office:value="150940" calcext:value-type="float">
            <text:p>150.940</text:p>
          </table:table-cell>
          <table:table-cell table:style-name="ce5"/>
          <table:table-cell table:style-name="ce5" office:value-type="float" office:value="6038" calcext:value-type="float">
            <text:p>6.03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20-02-15</text:p>
          </table:table-cell>
          <table:table-cell table:style-name="ce5" office:value-type="float" office:value="1329832" calcext:value-type="float">
            <text:p>1.329.832</text:p>
          </table:table-cell>
          <table:table-cell table:style-name="ce5" office:value-type="float" office:value="93271" calcext:value-type="float">
            <text:p>93.271</text:p>
          </table:table-cell>
          <table:table-cell table:style-name="ce5" office:value-type="float" office:value="832749" calcext:value-type="float">
            <text:p>832.749</text:p>
          </table:table-cell>
          <table:table-cell table:style-name="ce5" office:value-type="float" office:value="81548.7" calcext:value-type="float">
            <text:p>81.549</text:p>
          </table:table-cell>
          <table:table-cell table:style-name="ce5" office:value-type="float" office:value="911626" calcext:value-type="float">
            <text:p>911.626</text:p>
          </table:table-cell>
          <table:table-cell table:style-name="ce5" office:value-type="float" office:value="13070" calcext:value-type="float">
            <text:p>13.070</text:p>
          </table:table-cell>
          <table:table-cell table:style-name="ce5" table:formula="of:=[.G19]-[.M20]-[.P20]-[.Q20]-[.R20]-[.Z20]-[.AB20]-[.AC20]-[.AD20]+[.AA20]" office:value-type="float" office:value="574208" calcext:value-type="float">
            <text:p>574.208</text:p>
          </table:table-cell>
          <table:table-cell table:formula="of:=[.B20]+[.C20]+[.D20]-[.E20]-[.F20]+[.G20]" office:value-type="float" office:value="1275747.3" calcext:value-type="float">
            <text:p>1.275.747</text:p>
          </table:table-cell>
          <table:table-cell table:formula="of:=[.I20]-[.I19]" office:value-type="float" office:value="-108780.7" calcext:value-type="float">
            <text:p>-108.781</text:p>
          </table:table-cell>
          <table:table-cell table:style-name="ce5" office:value-type="float" office:value="1426567" calcext:value-type="float">
            <text:p>1.426.567</text:p>
          </table:table-cell>
          <table:table-cell table:style-name="ce14" table:formula="of:=[.G20]-[.H20]" office:value-type="float" office:value="-561138" calcext:value-type="float">
            <text:p>-561.138</text:p>
          </table:table-cell>
          <table:table-cell table:style-name="ce5" office:value-type="float" office:value="35391" calcext:value-type="float">
            <text:p>35.391</text:p>
          </table:table-cell>
          <table:table-cell table:style-name="ce5" office:value-type="float" office:value="113492" calcext:value-type="float">
            <text:p>113.492</text:p>
          </table:table-cell>
          <table:table-cell table:style-name="ce5" office:value-type="float" office:value="75497.48" calcext:value-type="float">
            <text:p>75.497</text:p>
          </table:table-cell>
          <table:table-cell table:style-name="ce5" office:value-type="float" office:value="33799" calcext:value-type="float">
            <text:p>33.799</text:p>
          </table:table-cell>
          <table:table-cell table:style-name="ce5" office:value-type="float" office:value="4627" calcext:value-type="float">
            <text:p>4.62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SUM([.M20:.R20])" office:value-type="float" office:value="262806.48" calcext:value-type="float">
            <text:p>262.806</text:p>
          </table:table-cell>
          <table:table-cell table:formula="of:=([.K20]+[.W20])/[.V20]" office:value-type="float" office:value="0.771610919993621" calcext:value-type="float">
            <text:p>0,772</text:p>
          </table:table-cell>
          <table:table-cell table:style-name="ce5" table:formula="of:=[.S20]/(1-[.T20])" office:value-type="float" office:value="1150696.34674591" calcext:value-type="float">
            <text:p>1.150.696</text:p>
          </table:table-cell>
          <table:table-cell table:style-name="ce39" office:value-type="float" office:value="1887437" calcext:value-type="float">
            <text:p>1.887.437</text:p>
          </table:table-cell>
          <table:table-cell table:style-name="ce5" office:value-type="float" office:value="29800" calcext:value-type="float">
            <text:p>29.800</text:p>
          </table:table-cell>
          <table:table-cell table:style-name="ce10" table:formula="of:=-[.K20]-[.M20]-[.N20]-[.O20]-[.P20]-[.Q20]-[.R20]+[.V20]-[.W20]" office:value-type="float" office:value="168263.52" calcext:value-type="float">
            <text:p>168.264</text:p>
          </table:table-cell>
          <table:table-cell table:style-name="ce5" office:value-type="float" office:value="1682521" calcext:value-type="float">
            <text:p>1.682.521</text:p>
          </table:table-cell>
          <table:table-cell table:style-name="ce5" office:value-type="float" office:value="1544305" calcext:value-type="float">
            <text:p>1.544.305</text:p>
          </table:table-cell>
          <table:table-cell table:style-name="ce5" office:value-type="float" office:value="2061764" calcext:value-type="float">
            <text:p>2.061.764</text:p>
          </table:table-cell>
          <table:table-cell table:style-name="ce5"/>
          <table:table-cell table:style-name="ce5" office:value-type="float" office:value="37636" calcext:value-type="float">
            <text:p>37.636</text:p>
          </table:table-cell>
          <table:table-cell table:style-name="ce5" office:value-type="float" office:value="2628" calcext:value-type="float">
            <text:p>2.628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2020-02-28</text:p>
          </table:table-cell>
          <table:table-cell table:style-name="ce5" office:value-type="float" office:value="1303028" calcext:value-type="float">
            <text:p>1.303.02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48909" calcext:value-type="float">
            <text:p>648.909</text:p>
          </table:table-cell>
          <table:table-cell table:style-name="ce5" office:value-type="float" office:value="63164.8" calcext:value-type="float">
            <text:p>63.165</text:p>
          </table:table-cell>
          <table:table-cell table:style-name="ce5" office:value-type="float" office:value="516606" calcext:value-type="float">
            <text:p>516.606</text:p>
          </table:table-cell>
          <table:table-cell table:style-name="ce5" office:value-type="float" office:value="64210" calcext:value-type="float">
            <text:p>64.210</text:p>
          </table:table-cell>
          <table:table-cell table:style-name="ce5" table:formula="of:=[.G20]-[.M21]-[.P21]-[.Q21]-[.R21]-[.Z21]-[.AB21]-[.AC21]-[.AD21]+[.AA21]" office:value-type="float" office:value="-114865" calcext:value-type="float">
            <text:p>-114.865</text:p>
          </table:table-cell>
          <table:table-cell table:formula="of:=[.B21]+[.C21]+[.D21]-[.E21]-[.F21]+[.G21]" office:value-type="float" office:value="1436376.2" calcext:value-type="float">
            <text:p>1.436.376</text:p>
          </table:table-cell>
          <table:table-cell table:formula="of:=[.I21]-[.I20]" office:value-type="float" office:value="160628.9" calcext:value-type="float">
            <text:p>160.629</text:p>
          </table:table-cell>
          <table:table-cell table:style-name="ce5" office:value-type="float" office:value="488629" calcext:value-type="float">
            <text:p>488.629</text:p>
          </table:table-cell>
          <table:table-cell table:style-name="ce14" table:formula="of:=[.G21]-[.H21]" office:value-type="float" office:value="179075" calcext:value-type="float">
            <text:p>179.075</text:p>
          </table:table-cell>
          <table:table-cell table:style-name="ce5" office:value-type="float" office:value="35391" calcext:value-type="float">
            <text:p>35.391</text:p>
          </table:table-cell>
          <table:table-cell table:style-name="ce5" office:value-type="float" office:value="36237" calcext:value-type="float">
            <text:p>36.237</text:p>
          </table:table-cell>
          <table:table-cell table:style-name="ce5" office:value-type="float" office:value="25906.72" calcext:value-type="float">
            <text:p>25.907</text:p>
          </table:table-cell>
          <table:table-cell table:style-name="ce5" office:value-type="float" office:value="31637" calcext:value-type="float">
            <text:p>31.637</text:p>
          </table:table-cell>
          <table:table-cell table:style-name="ce5" office:value-type="float" office:value="3410" calcext:value-type="float">
            <text:p>3.410</text:p>
          </table:table-cell>
          <table:table-cell table:style-name="ce5" office:value-type="float" office:value="2570" calcext:value-type="float">
            <text:p>2.570</text:p>
          </table:table-cell>
          <table:table-cell table:style-name="ce5" table:formula="of:=SUM([.M21:.R21])" office:value-type="float" office:value="135151.72" calcext:value-type="float">
            <text:p>135.152</text:p>
          </table:table-cell>
          <table:table-cell table:formula="of:=([.K21]+[.W21])/[.V21]" office:value-type="float" office:value="0.755397827281879" calcext:value-type="float">
            <text:p>0,755</text:p>
          </table:table-cell>
          <table:table-cell table:style-name="ce5" table:formula="of:=[.S21]/(1-[.T21])" office:value-type="float" office:value="552536.874460835" calcext:value-type="float">
            <text:p>552.537</text:p>
          </table:table-cell>
          <table:table-cell table:style-name="ce40" office:value-type="float" office:value="647668" calcext:value-type="float">
            <text:p>647.668</text:p>
          </table:table-cell>
          <table:table-cell table:style-name="ce5" office:value-type="float" office:value="618" calcext:value-type="float">
            <text:p>618</text:p>
          </table:table-cell>
          <table:table-cell table:style-name="ce10" table:formula="of:=-[.K21]-[.M21]-[.N21]-[.O21]-[.P21]-[.Q21]-[.R21]+[.V21]-[.W21]" office:value-type="float" office:value="23269.28" calcext:value-type="float">
            <text:p>23.269</text:p>
          </table:table-cell>
          <table:table-cell table:style-name="ce5" office:value-type="float" office:value="453077" calcext:value-type="float">
            <text:p>453.077</text:p>
          </table:table-cell>
          <table:table-cell table:style-name="ce5" office:value-type="float" office:value="848097" calcext:value-type="float">
            <text:p>848.097</text:p>
          </table:table-cell>
          <table:table-cell table:style-name="ce5" office:value-type="float" office:value="827479" calcext:value-type="float">
            <text:p>827.479</text:p>
          </table:table-cell>
          <table:table-cell table:style-name="ce5"/>
          <table:table-cell table:style-name="ce5" office:value-type="float" office:value="32929" calcext:value-type="float">
            <text:p>32.929</text:p>
          </table:table-cell>
          <table:table-cell table:style-name="ce5" office:value-type="float" office:value="1380" calcext:value-type="float">
            <text:p>1.380</text:p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17"/>
          <table:table-cell table:number-columns-repeated="1009"/>
        </table:table-row>
        <table:table-row table:style-name="ro1" table:number-rows-repeated="16">
          <table:table-cell table:style-name="ce3"/>
          <table:table-cell table:style-name="Default" table:number-columns-repeated="10"/>
          <table:table-cell table:style-name="ce16"/>
          <table:table-cell table:style-name="Default" table:number-columns-repeated="18"/>
          <table:table-cell table:number-columns-repeated="99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ata.U2:data.U2">
            <calcext:condition calcext:apply-style-name="Sin título3" calcext:value="&lt;[.U2]" calcext:base-cell-address=""/>
          </calcext:conditional-format>
          <calcext:conditional-format calcext:target-range-address="data.V2:data.V2">
            <calcext:condition calcext:apply-style-name="Sin título4" calcext:value="&lt;[.V2]" calcext:base-cell-address=""/>
          </calcext:conditional-format>
          <calcext:conditional-format calcext:target-range-address="data.V3:data.V3">
            <calcext:condition calcext:apply-style-name="Sin título4" calcext:value="&lt;[.V3]" calcext:base-cell-address=""/>
          </calcext:conditional-format>
          <calcext:conditional-format calcext:target-range-address="data.V4:data.V4">
            <calcext:condition calcext:apply-style-name="Sin título4" calcext:value="&lt;[.V4]" calcext:base-cell-address=""/>
          </calcext:conditional-format>
          <calcext:conditional-format calcext:target-range-address="data.V5:data.V5">
            <calcext:condition calcext:apply-style-name="Sin título4" calcext:value="&lt;[.V5]" calcext:base-cell-address=""/>
          </calcext:conditional-format>
          <calcext:conditional-format calcext:target-range-address="data.V6:data.V6">
            <calcext:condition calcext:apply-style-name="Sin título4" calcext:value="&lt;[.V6]" calcext:base-cell-address=""/>
          </calcext:conditional-format>
          <calcext:conditional-format calcext:target-range-address="data.V7:data.V7">
            <calcext:condition calcext:apply-style-name="Sin título4" calcext:value="&lt;[.V7]" calcext:base-cell-address=""/>
          </calcext:conditional-format>
          <calcext:conditional-format calcext:target-range-address="data.V8:data.V8">
            <calcext:condition calcext:apply-style-name="Sin título4" calcext:value="&lt;[.V8]" calcext:base-cell-address=""/>
          </calcext:conditional-format>
          <calcext:conditional-format calcext:target-range-address="data.V9:data.V9">
            <calcext:condition calcext:apply-style-name="Sin título4" calcext:value="&lt;[.V9]" calcext:base-cell-address=""/>
          </calcext:conditional-format>
          <calcext:conditional-format calcext:target-range-address="data.V10:data.V10">
            <calcext:condition calcext:apply-style-name="Sin título4" calcext:value="&lt;[.V10]" calcext:base-cell-address=""/>
          </calcext:conditional-format>
          <calcext:conditional-format calcext:target-range-address="data.V11:data.V11">
            <calcext:condition calcext:apply-style-name="Sin título4" calcext:value="&lt;[.V11]" calcext:base-cell-address=""/>
          </calcext:conditional-format>
          <calcext:conditional-format calcext:target-range-address="data.V12:data.V12">
            <calcext:condition calcext:apply-style-name="Sin título4" calcext:value="&lt;[.V12]" calcext:base-cell-address=""/>
          </calcext:conditional-format>
          <calcext:conditional-format calcext:target-range-address="data.V13:data.V13">
            <calcext:condition calcext:apply-style-name="Sin título4" calcext:value="&lt;[.V13]" calcext:base-cell-address=""/>
          </calcext:conditional-format>
          <calcext:conditional-format calcext:target-range-address="data.V14:data.V14">
            <calcext:condition calcext:apply-style-name="Sin título4" calcext:value="&lt;[.V14]" calcext:base-cell-address=""/>
          </calcext:conditional-format>
          <calcext:conditional-format calcext:target-range-address="data.V15:data.V15">
            <calcext:condition calcext:apply-style-name="Sin título4" calcext:value="&lt;[.V15]" calcext:base-cell-address=""/>
          </calcext:conditional-format>
          <calcext:conditional-format calcext:target-range-address="data.V16:data.V16">
            <calcext:condition calcext:apply-style-name="Sin título4" calcext:value="&lt;[.V16]" calcext:base-cell-address=""/>
          </calcext:conditional-format>
          <calcext:conditional-format calcext:target-range-address="data.V17:data.V17">
            <calcext:condition calcext:apply-style-name="Sin título4" calcext:value="&lt;[.V17]" calcext:base-cell-address=""/>
          </calcext:conditional-format>
          <calcext:conditional-format calcext:target-range-address="data.V18:data.V18">
            <calcext:condition calcext:apply-style-name="Sin título4" calcext:value="&lt;[.V18]" calcext:base-cell-address=""/>
          </calcext:conditional-format>
          <calcext:conditional-format calcext:target-range-address="data.V19:data.V19">
            <calcext:condition calcext:apply-style-name="Sin título4" calcext:value="&lt;[.V19]" calcext:base-cell-address=""/>
          </calcext:conditional-format>
          <calcext:conditional-format calcext:target-range-address="data.V20:data.V20">
            <calcext:condition calcext:apply-style-name="Sin título4" calcext:value="&lt;[.V20]" calcext:base-cell-address=""/>
          </calcext:conditional-format>
          <calcext:conditional-format calcext:target-range-address="data.V21:data.V21">
            <calcext:condition calcext:apply-style-name="Sin título4" calcext:value="&lt;[.V21]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c5000b"/>
    </style:style>
    <style:style style:name="Sin_20_título2" style:display-name="Sin título2" style:family="table-cell" style:parent-style-name="Default">
      <style:table-cell-properties fo:background-color="#0084d1"/>
    </style:style>
    <style:style style:name="Sin_20_título3" style:display-name="Sin título3" style:family="table-cell" style:parent-style-name="Default">
      <style:table-cell-properties fo:background-color="#ff3333"/>
    </style:style>
    <style:style style:name="Sin_20_título4" style:display-name="Sin título4" style:family="table-cell" style:parent-style-name="Default">
      <style:table-cell-properties fo:background-color="#ff3333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00/00/0000</text:date>, <text:time style:data-style-name="N2" text:time-value="12:06:11.2639734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3T12:08:01.709690018</dc:date>
    <meta:editing-duration>PT4H53M59S</meta:editing-duration>
    <meta:editing-cycles>26</meta:editing-cycles>
    <meta:generator>LibreOffice/5.2.7.2$Linux_X86_64 LibreOffice_project/20m0$Build-2</meta:generator>
    <meta:document-statistic meta:table-count="1" meta:cell-count="616" meta:object-count="0"/>
  </office:meta>
</office:document-meta>
</file>